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178920" officeooo:paragraph-rsid="00178920"/>
    </style:style>
    <style:style style:name="P2" style:family="paragraph" style:parent-style-name="Footer">
      <style:text-properties officeooo:paragraph-rsid="0096b4e2"/>
    </style:style>
    <style:style style:name="P3" style:family="paragraph" style:parent-style-name="Footer">
      <style:text-properties officeooo:rsid="001f8a2d" officeooo:paragraph-rsid="00bd36bc"/>
    </style:style>
    <style:style style:name="P4" style:family="paragraph" style:parent-style-name="Footer">
      <style:text-properties officeooo:rsid="001f8a2d" officeooo:paragraph-rsid="002b33ed"/>
    </style:style>
    <style:style style:name="P5" style:family="paragraph" style:parent-style-name="Footer">
      <style:text-properties officeooo:rsid="0096b4e2" officeooo:paragraph-rsid="0096b4e2"/>
    </style:style>
    <style:style style:name="P6" style:family="paragraph" style:parent-style-name="Footer">
      <style:text-properties officeooo:rsid="011350d1" officeooo:paragraph-rsid="011350d1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40" style:family="paragraph" style:parent-style-name="Footer">
      <style:text-properties officeooo:paragraph-rsid="00c384cf"/>
    </style:style>
    <style:style style:name="P41" style:family="paragraph" style:parent-style-name="Footer">
      <style:paragraph-properties fo:text-align="start" style:justify-single-word="false"/>
      <style:text-properties officeooo:paragraph-rsid="0211dd7e"/>
    </style:style>
    <style:style style:name="P42" style:family="paragraph" style:parent-style-name="Footer">
      <style:paragraph-properties fo:text-align="start" style:justify-single-word="false"/>
      <style:text-properties officeooo:paragraph-rsid="00d4df5c"/>
    </style:style>
    <style:style style:name="P43" style:family="paragraph" style:parent-style-name="Footer">
      <style:text-properties officeooo:rsid="0242edd8" officeooo:paragraph-rsid="0242edd8"/>
    </style:style>
    <style:style style:name="P44" style:family="paragraph" style:parent-style-name="Footer">
      <style:text-properties officeooo:paragraph-rsid="008d016c"/>
    </style:style>
    <style:style style:name="P45" style:family="paragraph" style:parent-style-name="Footer">
      <style:text-properties officeooo:paragraph-rsid="010f7046"/>
    </style:style>
    <style:style style:name="P46" style:family="paragraph" style:parent-style-name="Footer">
      <style:text-properties officeooo:paragraph-rsid="01120261"/>
    </style:style>
    <style:style style:name="P47" style:family="paragraph" style:parent-style-name="Footer">
      <style:paragraph-properties fo:text-align="end" style:justify-single-word="false"/>
      <style:text-properties officeooo:paragraph-rsid="00d4df5c"/>
    </style:style>
    <style:style style:name="P48" style:family="paragraph" style:parent-style-name="Footer">
      <style:text-properties officeooo:paragraph-rsid="00d4df5c"/>
    </style:style>
    <style:style style:name="P49" style:family="paragraph" style:parent-style-name="Footer">
      <style:text-properties officeooo:paragraph-rsid="00863005"/>
    </style:style>
    <style:style style:name="P50" style:family="paragraph" style:parent-style-name="Footer">
      <style:text-properties officeooo:paragraph-rsid="00a59a60"/>
    </style:style>
    <style:style style:name="P51" style:family="paragraph" style:parent-style-name="Footer">
      <style:text-properties officeooo:paragraph-rsid="004274b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paragraph-rsid="030c4d7d"/>
    </style:style>
    <style:style style:name="P54" style:family="paragraph" style:parent-style-name="Footer">
      <style:text-properties officeooo:paragraph-rsid="00d8520c"/>
    </style:style>
    <style:style style:name="P55" style:family="paragraph" style:parent-style-name="Footer">
      <style:text-properties officeooo:paragraph-rsid="02a682f9"/>
    </style:style>
    <style:style style:name="P5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57" style:family="paragraph" style:parent-style-name="Header">
      <style:paragraph-properties fo:margin-left="0cm" fo:margin-right="0cm" fo:text-indent="0cm" style:auto-text-indent="false"/>
    </style:style>
    <style:style style:name="P5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P5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4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65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66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6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68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69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70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1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3" style:family="paragraph" style:parent-style-name="Header">
      <style:paragraph-properties fo:text-align="start" style:justify-single-word="false"/>
      <style:text-properties officeooo:paragraph-rsid="0211dd7e"/>
    </style:style>
    <style:style style:name="P74" style:family="paragraph" style:parent-style-name="Header">
      <style:paragraph-properties fo:text-align="start" style:justify-single-word="false"/>
      <style:text-properties officeooo:paragraph-rsid="0289fb01"/>
    </style:style>
    <style:style style:name="P75" style:family="paragraph" style:parent-style-name="Header">
      <style:paragraph-properties fo:text-align="start" style:justify-single-word="false"/>
      <style:text-properties officeooo:paragraph-rsid="02a56131"/>
    </style:style>
    <style:style style:name="P76" style:family="paragraph" style:parent-style-name="Header">
      <style:paragraph-properties fo:text-align="center" style:justify-single-word="false"/>
      <style:text-properties officeooo:paragraph-rsid="00ab054e"/>
    </style:style>
    <style:style style:name="P77" style:family="paragraph" style:parent-style-name="Header">
      <style:paragraph-properties fo:text-align="center" style:justify-single-word="false"/>
      <style:text-properties officeooo:paragraph-rsid="00c10aa6"/>
    </style:style>
    <style:style style:name="P78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9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0" style:family="paragraph" style:parent-style-name="_5f_Header_20_G_20_page_20_impaire_20__28_D_29_">
      <style:text-properties officeooo:paragraph-rsid="01259ec2"/>
    </style:style>
    <style:style style:name="P81" style:family="paragraph" style:parent-style-name="_5f_Header_20_G_20_page_20_impaire_20__28_D_29_">
      <style:text-properties officeooo:paragraph-rsid="00c87b35"/>
    </style:style>
    <style:style style:name="P8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83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84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5" style:family="paragraph" style:parent-style-name="_5f_Header_20_D_20_page_20_impaire_20__28_D_29_">
      <style:text-properties officeooo:paragraph-rsid="01a13e78"/>
    </style:style>
    <style:style style:name="P86" style:family="paragraph" style:parent-style-name="_5f_Header_20_G_20_page_20_paire_20__28_G_29_">
      <style:text-properties officeooo:paragraph-rsid="00eb2abc"/>
    </style:style>
    <style:style style:name="P87" style:family="paragraph" style:parent-style-name="_5f_Header_20_G_20_page_20_paire_20__28_G_29_">
      <style:text-properties officeooo:paragraph-rsid="0334a5be"/>
    </style:style>
    <style:style style:name="P88" style:family="paragraph" style:parent-style-name="_5f_Header_20_G_20_page_20_paire_20__28_G_29_">
      <style:paragraph-properties fo:text-align="start" style:justify-single-word="false"/>
    </style:style>
    <style:style style:name="P89" style:family="paragraph" style:parent-style-name="_5f_Header_20_N_20_page_20_impaire_20__28_D_29_">
      <style:paragraph-properties fo:text-align="start" style:justify-single-word="false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_5f_Header_20_N_20_page_20_impaire_20__28_D_29_">
      <style:text-properties officeooo:rsid="027aa87d" officeooo:paragraph-rsid="027aa87d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P101" style:family="paragraph" style:parent-style-name="_5f_Footer_20_page_20_impaire_20__28_D_29_"/>
    <style:style style:name="P102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3" style:family="paragraph" style:parent-style-name="_5f_Footer_20_page_20_paire_20__28_G_29_"/>
    <style:style style:name="P104" style:family="paragraph" style:parent-style-name="_5f_Footer_20_page_20_paire_20__28_G_29_">
      <style:text-properties fo:font-size="9pt" style:font-size-asian="9pt" style:font-size-complex="9pt"/>
    </style:style>
    <style:style style:name="P105" style:family="paragraph" style:parent-style-name="_5f_Paragraphe_5f_Bullet" style:list-style-name=""/>
    <style:style style:name="P106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7" style:family="paragraph" style:parent-style-name="_5f_Premier_5f_Titre_5f_Exercices_5f_avec_5f_Num_20_Exo_5f_Avec_5f_Titre" style:master-page-name="_35__5f_1_5f_SERIE_5f_G_5f_GAUCHE_5f_ET_5f_DROITE_5f_2COL">
      <style:paragraph-properties style:page-number="249" fo:break-before="auto" fo:break-after="auto"/>
    </style:style>
    <style:style style:name="P108" style:family="paragraph">
      <style:paragraph-properties fo:text-align="center"/>
    </style:style>
    <style:style style:name="P10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loext:graphic-properties draw:fill="solid" draw:fill-color="#d7e12c"/>
    </style:style>
    <style:style style:name="P1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116" style:family="paragraph">
      <loext:graphic-properties draw:fill="solid" draw:fill-color="#7fb241"/>
    </style:style>
    <style:style style:name="P117" style:family="paragraph">
      <loext:graphic-properties draw:fill="solid" draw:fill-color="#1ca2b8"/>
    </style:style>
    <style:style style:name="P118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solid" draw:fill-color="#d62e4e"/>
    </style:style>
    <style:style style:name="P12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P12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style:paragraph-properties fo:margin-left="0cm" fo:margin-right="0cm" fo:margin-top="0cm" fo:margin-bottom="0cm" fo:line-height="100%" fo:text-indent="0cm"/>
    </style:style>
    <style:style style:name="P1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ff660d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1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11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12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13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14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15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6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17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18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19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20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21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22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T31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T32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T33" style:family="text">
      <style:text-properties fo:font-variant="small-caps" fo:color="#1ca2b8" loext:opacity="100%" style:font-name="Bitstream Vera Sans2" fo:font-size="16pt" fo:font-style="normal" fo:text-shadow="none" fo:font-weight="bold" officeooo:rsid="0386731d"/>
    </style:style>
    <style:style style:name="T34" style:family="text">
      <style:text-properties fo:font-variant="small-caps" fo:color="#1ca2b8" loext:opacity="100%" style:font-name="Bitstream Vera Sans2" fo:font-size="16pt" fo:font-style="normal" fo:text-shadow="none" fo:font-weight="bold" officeooo:rsid="0313166c"/>
    </style:style>
    <style:style style:name="T35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T36" style:family="text">
      <style:text-properties fo:font-variant="small-caps" officeooo:rsid="0096b4e2"/>
    </style:style>
    <style:style style:name="T37" style:family="text">
      <style:text-properties fo:font-variant="small-caps" officeooo:rsid="00a847d5"/>
    </style:style>
    <style:style style:name="T38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39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40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41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42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43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44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45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46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47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48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49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50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51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52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3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54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T55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T56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T57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T58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T59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T60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T61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T62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T63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T64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5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6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67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8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9" style:family="text">
      <style:text-properties fo:font-variant="small-caps" fo:color="#9d0f89" loext:opacity="100%" style:font-name="Bitstream Vera Sans" fo:font-size="16pt" fo:font-weight="bold" officeooo:rsid="01a13e78"/>
    </style:style>
    <style:style style:name="T70" style:family="text">
      <style:text-properties fo:font-variant="small-caps" officeooo:rsid="0054f64f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officeooo:rsid="0096b4e2"/>
    </style:style>
    <style:style style:name="T76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9" style:family="text">
      <style:text-properties officeooo:rsid="0032e83a"/>
    </style:style>
    <style:style style:name="T150" style:family="text">
      <style:text-properties officeooo:rsid="002b33ed"/>
    </style:style>
    <style:style style:name="T151" style:family="text">
      <style:text-properties officeooo:rsid="008d016c"/>
    </style:style>
    <style:style style:name="T152" style:family="text">
      <style:text-properties officeooo:rsid="01fe03f2"/>
    </style:style>
    <style:style style:name="T153" style:family="text">
      <style:text-properties officeooo:rsid="010c4d3a"/>
    </style:style>
    <style:style style:name="T154" style:family="text">
      <style:text-properties officeooo:rsid="00b6801f"/>
    </style:style>
    <style:style style:name="T155" style:family="text">
      <style:text-properties fo:font-size="16pt" style:font-size-asian="16pt" style:font-size-complex="16pt"/>
    </style:style>
    <style:style style:name="T156" style:family="text">
      <style:text-properties officeooo:rsid="01f8729d"/>
    </style:style>
    <style:style style:name="T157" style:family="text">
      <style:text-properties officeooo:rsid="01b6dc57"/>
    </style:style>
    <style:style style:name="T158" style:family="text">
      <style:text-properties officeooo:rsid="00b5d2d1"/>
    </style:style>
    <style:style style:name="T159" style:family="text">
      <style:text-properties officeooo:rsid="015f088a"/>
    </style:style>
    <style:style style:name="T160" style:family="text">
      <style:text-properties officeooo:rsid="0160d7ef"/>
    </style:style>
    <style:style style:name="T161" style:family="text">
      <style:text-properties officeooo:rsid="02735980"/>
    </style:style>
    <style:style style:name="T162" style:family="text">
      <style:text-properties officeooo:rsid="02757f12"/>
    </style:style>
    <style:style style:name="T163" style:family="text">
      <style:text-properties officeooo:rsid="0272f9e5"/>
    </style:style>
    <style:style style:name="T164" style:family="text">
      <style:text-properties officeooo:rsid="026ec296"/>
    </style:style>
    <style:style style:name="T165" style:family="text">
      <style:text-properties officeooo:rsid="0268e0aa"/>
    </style:style>
    <style:style style:name="T166" style:family="text">
      <style:text-properties officeooo:rsid="0072f07f"/>
    </style:style>
    <style:style style:name="T167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68" style:family="text">
      <style:text-properties officeooo:rsid="014407b5"/>
    </style:style>
    <style:style style:name="T169" style:family="text">
      <style:text-properties officeooo:rsid="00a59a60"/>
    </style:style>
    <style:style style:name="T170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1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2" style:family="text">
      <style:text-properties officeooo:rsid="005a3fa8"/>
    </style:style>
    <style:style style:name="T173" style:family="text">
      <style:text-properties officeooo:rsid="00415f3a"/>
    </style:style>
    <style:style style:name="T174" style:family="text">
      <style:text-properties officeooo:rsid="00386ebd"/>
    </style:style>
    <style:style style:name="T175" style:family="text">
      <style:text-properties officeooo:rsid="0334a5be"/>
    </style:style>
    <style:style style:name="T176" style:family="text">
      <style:text-properties officeooo:rsid="0315af39"/>
    </style:style>
    <style:style style:name="T177" style:family="text">
      <style:text-properties officeooo:rsid="00a4cf55"/>
    </style:style>
    <style:style style:name="T178" style:family="text">
      <style:text-properties officeooo:rsid="009e3fdd"/>
    </style:style>
    <style:style style:name="T179" style:family="text">
      <style:text-properties officeooo:rsid="00a59037"/>
    </style:style>
    <style:style style:name="T180" style:family="text"/>
    <style:style style:name="T181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T182" style:family="text"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T18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7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4.385cm" fo:min-width="4.099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2" style:family="graphic">
      <style:graphic-properties draw:stroke="dash" draw:stroke-dash="Dash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0.624cm" fo:min-width="0.351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3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.049cm" svg:stroke-color="#bf0041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660d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2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draw:fill="solid" draw:fill-color="#1ca2b8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4" draw:z-index="366" draw:name="Shape3_40" draw:style-name="gr1" draw:text-style-name="P108" svg:x1="8.13cm" svg:y1="1.349cm" svg:x2="21.998cm" svg:y2="1.349cm">
        <text:p/>
      </draw:line>
      <draw:line text:anchor-type="page" text:anchor-page-number="3" draw:z-index="365" draw:name="Shape3_12" draw:style-name="gr1" draw:text-style-name="P108" svg:x1="8.13cm" svg:y1="1.349cm" svg:x2="21.998cm" svg:y2="1.349cm">
        <text:p/>
      </draw:line>
      <draw:line text:anchor-type="page" text:anchor-page-number="2" draw:z-index="364" draw:name="Shape3_0" draw:style-name="gr1" draw:text-style-name="P108" svg:x1="8.13cm" svg:y1="1.349cm" svg:x2="21.998cm" svg:y2="1.349cm">
        <text:p/>
      </draw:line>
      <draw:frame text:anchor-type="page" text:anchor-page-number="4" draw:z-index="17" draw:name="Shape2_10" draw:style-name="gr19" draw:text-style-name="P120" svg:width="3.918cm" svg:height="1.031cm" draw:transform="rotate (0.0876155284501153) translate (0.137583333333333cm 0.342194444444444cm)">
        <draw:text-box>
          <text:p text:style-name="P108"><text:span text:style-name="T182">Fiche supplémentaire</text:span></text:p>
        </draw:text-box>
      </draw:frame>
      <draw:frame text:anchor-type="page" text:anchor-page-number="3" draw:z-index="16" draw:name="Shape2_7" draw:style-name="gr19" draw:text-style-name="P120" svg:width="3.918cm" svg:height="1.031cm" draw:transform="rotate (0.0876155284501153) translate (0.137583333333333cm 0.342194444444444cm)">
        <draw:text-box>
          <text:p text:style-name="P108"><text:span text:style-name="T182">Fiche supplémentaire</text:span></text:p>
        </draw:text-box>
      </draw:frame>
      <draw:frame text:anchor-type="page" text:anchor-page-number="2" draw:z-index="15" draw:name="Shape2_6" draw:style-name="gr19" draw:text-style-name="P120" svg:width="3.918cm" svg:height="1.031cm" draw:transform="rotate (0.0876155284501153) translate (0.137583333333333cm 0.342194444444444cm)">
        <draw:text-box>
          <text:p text:style-name="P108"><text:span text:style-name="T182">Fiche supplémentaire</text:span></text:p>
        </draw:text-box>
      </draw:frame>
      <draw:frame text:anchor-type="page" text:anchor-page-number="1" draw:z-index="14" draw:name="Shape2_1" draw:style-name="gr19" draw:text-style-name="P120" svg:width="3.918cm" svg:height="1.031cm" draw:transform="rotate (0.0876155284501153) translate (0.137583333333333cm 0.342194444444444cm)">
        <draw:text-box>
          <text:p text:style-name="P108"><text:span text:style-name="T182">Fiche supplémentaire</text:span></text:p>
        </draw:text-box>
      </draw:frame>
      <draw:line text:anchor-type="page" text:anchor-page-number="1" draw:z-index="12" draw:name="Shape3" draw:style-name="gr1" draw:text-style-name="P108" svg:x1="8.13cm" svg:y1="1.349cm" svg:x2="21.998cm" svg:y2="1.349cm">
        <text:p/>
      </draw:line>
      <draw:frame text:anchor-type="page" text:anchor-page-number="4" draw:z-index="11" draw:name="Shape2_3" draw:style-name="gr29" draw:text-style-name="P115" svg:width="2.701cm" svg:height="0.715cm" draw:transform="rotate (0.0876155284501153) translate (1.13594444444444cm 1.31233333333333cm)">
        <draw:text-box>
          <text:p text:style-name="P108"><text:span text:style-name="T181">Série 1</text:span></text:p>
        </draw:text-box>
      </draw:frame>
      <draw:frame text:anchor-type="page" text:anchor-page-number="2" draw:z-index="10" draw:name="Shape2_4" draw:style-name="gr29" draw:text-style-name="P115" svg:width="2.701cm" svg:height="0.715cm" draw:transform="rotate (0.0876155284501153) translate (1.13594444444444cm 1.38288888888889cm)">
        <draw:text-box>
          <text:p text:style-name="P108"><text:span text:style-name="T181">Série 1</text:span></text:p>
        </draw:text-box>
      </draw:frame>
      <draw:frame text:anchor-type="page" text:anchor-page-number="1" draw:z-index="9" draw:name="Shape2_2" draw:style-name="gr29" draw:text-style-name="P115" svg:width="2.701cm" svg:height="0.715cm" draw:transform="rotate (0.0876155284501153) translate (1.13594444444444cm 1.38288888888889cm)">
        <draw:text-box>
          <text:p text:style-name="P108"><text:span text:style-name="T181">Série 1</text:span></text:p>
        </draw:text-box>
      </draw:frame>
      <draw:path text:anchor-type="page" text:anchor-page-number="1" draw:z-index="8" draw:name="Shape1_3" draw:style-name="gr30" draw:text-style-name="P117" svg:width="4.329cm" svg:height="2.24cm" svg:x="0cm" svg:y="0.02cm" svg:viewBox="0 0 4330 2241" svg:d="M0 2241l3984-288c209-15 363-168 345-342l-170-1611h-4159z">
        <text:p/>
      </draw:path>
      <draw:path text:anchor-type="page" text:anchor-page-number="4" draw:z-index="7" draw:name="Shape1_2" draw:style-name="gr30" draw:text-style-name="P117" svg:width="4.329cm" svg:height="2.24cm" svg:x="0cm" svg:y="0.02cm" svg:viewBox="0 0 4330 2241" svg:d="M0 2241l3984-288c209-15 363-168 345-342l-170-1611h-4159z">
        <text:p/>
      </draw:path>
      <draw:frame text:anchor-type="page" text:anchor-page-number="3" draw:z-index="6" draw:name="Shape2_8" draw:style-name="gr29" draw:text-style-name="P115" svg:width="2.701cm" svg:height="0.715cm" draw:transform="rotate (0.0876155284501153) translate (1.13594444444444cm 1.31233333333333cm)">
        <draw:text-box>
          <text:p text:style-name="P108"><text:span text:style-name="T181">Série 1</text:span></text:p>
        </draw:text-box>
      </draw:frame>
      <draw:path text:anchor-type="page" text:anchor-page-number="3" draw:z-index="5" draw:name="Shape1_0" draw:style-name="gr30" draw:text-style-name="P117" svg:width="4.329cm" svg:height="2.24cm" svg:x="0cm" svg:y="0.02cm" svg:viewBox="0 0 4330 2241" svg:d="M0 2241l3984-288c209-15 363-168 345-342l-170-1611h-4159z">
        <text:p/>
      </draw:path>
      <draw:frame text:anchor-type="page" text:anchor-page-number="4" draw:z-index="4" draw:name="Shape2_5" draw:style-name="gr29" draw:text-style-name="P115" svg:width="2.701cm" svg:height="0.715cm" draw:transform="rotate (0.0876155284501153) translate (1.13594444444444cm 0.936625cm)">
        <draw:text-box>
          <text:p text:style-name="P108"><text:span text:style-name="T181">Série </text:span></text:p>
        </draw:text-box>
      </draw:frame>
      <draw:frame text:anchor-type="page" text:anchor-page-number="3" draw:z-index="3" draw:name="Shape2_0" draw:style-name="gr29" draw:text-style-name="P115" svg:width="2.701cm" svg:height="0.715cm" draw:transform="rotate (0.0876155284501153) translate (1.13594444444444cm 0.936625cm)">
        <draw:text-box>
          <text:p text:style-name="P108"><text:span text:style-name="T181">Série</text:span></text:p>
        </draw:text-box>
      </draw:frame>
      <draw:frame text:anchor-type="page" text:anchor-page-number="4" draw:z-index="2" draw:name="Shape2_9" draw:style-name="gr29" draw:text-style-name="P115" svg:width="2.701cm" svg:height="0.715cm" draw:transform="rotate (0.0876155284501153) translate (1.13594444444444cm 1.38288888888889cm)">
        <draw:text-box>
          <text:p text:style-name="P108"><text:span text:style-name="T181">Série 1</text:span></text:p>
        </draw:text-box>
      </draw:frame>
      <draw:path text:anchor-type="page" text:anchor-page-number="2" draw:z-index="1" draw:name="Shape1" draw:style-name="gr30" draw:text-style-name="P117" svg:width="4.329cm" svg:height="2.24cm" svg:x="0cm" svg:y="0.02cm" svg:viewBox="0 0 4330 2241" svg:d="M0 2241l3984-288c209-15 363-168 345-342l-170-1611h-4159z">
        <text:p/>
      </draw:path>
      <text:list xml:id="list2911058479" text:style-name="_5f_Numérotation_20_des_20_exercices">
        <text:list-item text:start-value="1">
          <text:h text:style-name="P107" text:outline-level="1" text:restart-numbering="true" text:start-value="1"><text:span text:style-name="_5f_Caractères_5f_gras">Parallèles et perpendiculaires</text:span></text:h>
        </text:list-item>
      </text:list>
      <text:list xml:id="list49377264" text:style-name="_5f_Numérotation_20_des_20_exercices">
        <text:list-item>
          <text:list>
            <text:list-item>
              <text:p text:style-name="_5f_Paragraphe_5f_avec_5f_Num_5f_Question"><text:span text:style-name="_5f_Caractères">Suis les instructions pour construire ci-dessous la figure :</text:span></text:p>
            </text:list-item>
          </text:list>
        </text:list-item>
      </text:list>
      <text:h text:style-name="P105" text:outline-level="1"><text:span text:style-name="_5f_Caractères">Place trois points A, B et C, distincts et non alignés.</text:span></text:h>
      <text:h text:style-name="P105" text:outline-level="1"><text:span text:style-name="_5f_Caractères">Trace la droite (d), parallèle à la droite (BC), passant par le point A.</text:span></text:h>
      <text:h text:style-name="P105" text:outline-level="1"><text:span text:style-name="_5f_Caractères">Trace la droite (d’), perpendiculaire à la droite (AC), passant par le point B.</text:span></text:h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224312273926593" text:continue-list="list2911058479" text:style-name="_5f_Numérotation_20_des_20_exercices">
        <text:list-item>
          <text:h text:style-name="_5f_Titre_5f_Exercices_5f_avec_5f_Titre" text:outline-level="1"><text:span text:style-name="_5f_Caractères_5f_gras">Milieux</text:span></text:h>
          <text:list>
            <text:list-item>
              <text:p text:style-name="_5f_Paragraphe_5f_avec_5f_Num_5f_Question"><text:span text:style-name="_5f_Caractères">Suis les instructions pour construire ci-dessous la figure :</text:span></text:p>
            </text:list-item>
          </text:list>
        </text:list-item>
      </text:list>
      <text:h text:style-name="P105" text:outline-level="1"><text:span text:style-name="_5f_Caractères">Trace une droite (d) et place deux points M et N sur cette droite.</text:span><text:bookmark text:name="_Hlk55810327"/></text:h>
      <text:h text:style-name="P105" text:outline-level="1"><text:span text:style-name="_5f_Caractères">Place le point P sur cette droite (d) tel que N soit le milieu de [MP].</text:span></text:h>
      <text:h text:style-name="P105" text:outline-level="1"><text:span text:style-name="_5f_Caractères">Place le point R sur cette droite (d) tel que M soit le milieu de [RP].</text:span></text:h>
      <text:h text:style-name="P105" text:outline-level="1"><text:span text:style-name="_5f_Caractères">Trace le cercle (c) de centre M et de rayon [MN]. Il coupe la droite (d) en S.</text:span></text:h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224312126074132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Que peux-tu dire du point S ? Justifie.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</text:span></text:p>
      <text:h text:style-name="_5f_Paragraphe" text:outline-level="1"><text:span text:style-name="_5f_pointillés_20_gris"/></text:h>
      <text:list xml:id="list224313675115771" text:continue-numbering="true" text:style-name="_5f_Numérotation_20_des_20_exercices">
        <text:list-item>
          <text:h text:style-name="_5f_Premier_5f_Titre_5f_Exercices_5f_avec_5f_Num_20_Exo_5f_Avec_5f_Titre" text:outline-level="1"><text:soft-page-break/><text:span text:style-name="_5f_Caractères_5f_gras">Triangle, médiatrice, et cercle</text:span></text:h>
        </text:list-item>
      </text:list>
      <text:list xml:id="list224313925782023" text:continue-list="list49377264" text:style-name="_5f_Numérotation_20_des_20_exercices">
        <text:list-item>
          <text:list>
            <text:list-item text:start-value="1">
              <text:p text:style-name="_5f_Paragraphe_5f_avec_5f_Num_5f_Question"><text:span text:style-name="_5f_Caractères">Tu dois construire ci-dessous la figure suivante :</text:span></text:p>
            </text:list-item>
          </text:list>
        </text:list-item>
      </text:list>
      <text:h text:style-name="P105" text:outline-level="1"><text:span text:style-name="_5f_Caractères">Trace un segment [OF].</text:span></text:h>
      <text:h text:style-name="P105" text:outline-level="1"><text:span text:style-name="_5f_Caractères">Trace la droite (d) médiatrice du segment [OF].</text:span></text:h>
      <text:h text:style-name="P105" text:outline-level="1"><text:span text:style-name="_5f_Caractères">Trace le cercle de centre O et passant par F. Ce cercle coupe la droite (d) en L et M.</text:span></text:h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224312223757763" text:continue-list="list224313675115771" text:style-name="_5f_Numérotation_20_des_20_exercices">
        <text:list-item>
          <text:list>
            <text:list-item>
              <text:p text:style-name="_5f_Paragraphe_5f_avec_5f_Num_5f_Question"><text:span text:style-name="_5f_Caractères">Quelle est la nature du triangle OLF ? Justifie ta réponse.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<text:h text:style-name="_5f_Paragraphe" text:outline-level="1"><text:span text:style-name="_5f_pointillés_20_gris"/></text:h>
      <text:list xml:id="list224313171261772" text:continue-numbering="true" text:style-name="_5f_Numérotation_20_des_20_exercices">
        <text:list-item>
          <text:h text:style-name="_5f_Titre_5f_Exercices_5f_avec_5f_Titre" text:outline-level="1"><text:span text:style-name="_5f_Caractères_5f_gras">Triangle, médiatrice, et cercle (bis)</text:span></text:h>
          <text:list>
            <text:list-item>
              <text:p text:style-name="_5f_Paragraphe_5f_avec_5f_Num_5f_Question"><text:span text:style-name="_5f_Caractères">Suis les instructions suivantes pour construire ci-dessous la figure :</text:span></text:p>
            </text:list-item>
          </text:list>
        </text:list-item>
      </text:list>
      <text:h text:style-name="P105" text:outline-level="1"><text:span text:style-name="_5f_Caractères">Trace un triangle SAM tel que : AS = 7 cm, <text:line-break/>SM = 5,2 cm et AM = 6,4 cm.</text:span></text:h>
      <text:h text:style-name="P105" text:outline-level="1"><text:span text:style-name="_5f_Caractères">Trace la droite médiatrice du segment [SM].</text:span></text:h>
      <text:h text:style-name="P105" text:outline-level="1"><text:span text:style-name="_5f_Caractères">Trace la médiatrice du segment [AM]. Les deux médiatrices se coupent en O.</text:span></text:h>
      <text:h text:style-name="P105" text:outline-level="1"><text:span text:style-name="_5f_Caractères">Trace les segments [OA], [OM] et [OS].</text:span></text:h>
      <text:h text:style-name="P105" text:outline-level="1"><text:span text:style-name="_5f_Caractères">Trace le cercle de centre O et passant par M.</text:span></text:h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224313860998682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<text:s/>Peut-on dire que le cercle passe aussi par A et S ? Justifie ta réponse.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</text:span></text:p>
      <text:h text:style-name="_5f_Paragraphe" text:outline-level="1"><text:span text:style-name="_5f_pointillés_20_gris"/></text:h>
      <text:list xml:id="list224312791681586" text:continue-numbering="true" text:style-name="_5f_Numérotation_20_des_20_exercices">
        <text:list-item>
          <text:h text:style-name="_5f_Premier_5f_Titre_5f_Exercices_5f_avec_5f_Num_20_Exo_5f_Avec_5f_Titre" text:outline-level="1"><text:soft-page-break/><text:span text:style-name="_5f_Caractères_5f_gras">Cercles et points d’intersections</text:span></text:h>
        </text:list-item>
      </text:list>
      <text:list xml:id="list224313544163657" text:continue-list="list224313925782023" text:style-name="_5f_Numérotation_20_des_20_exercices">
        <text:list-item>
          <text:list>
            <text:list-item text:start-value="1">
              <text:p text:style-name="_5f_Paragraphe_5f_avec_5f_Num_5f_Question"><text:span text:style-name="_5f_Caractères">Suis les instructions pour construire ci-dessous la figure :</text:span></text:p>
            </text:list-item>
          </text:list>
        </text:list-item>
      </text:list>
      <text:h text:style-name="P105" text:outline-level="1"><text:span text:style-name="_5f_Caractères">Trace un segment [AB] tel que AB = 5 cm.</text:span></text:h>
      <text:h text:style-name="P105" text:outline-level="1"><text:span text:style-name="_5f_Caractères">Trace deux cercles de centre A et de centre B distincts de rayon 3 cm chacun.</text:span></text:h>
      <text:h text:style-name="P105" text:outline-level="1"><text:span text:style-name="_5f_Caractères">Nomme C et D leurs points d'intersections.</text:span></text:h>
      <text:h text:style-name="P105" text:outline-level="1"><text:span text:style-name="_5f_Caractères">Trace les cercles de diamètres [AC] ; [AD] ; [BC] et [BD].</text:span></text:h>
      <text:h text:style-name="P105" text:outline-level="1"><text:span text:style-name="_5f_Caractères">Colorie avec différentes couleurs la figure obtenue.</text:span></text:h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224312163430574" text:continue-list="list224312791681586" text:style-name="_5f_Numérotation_20_des_20_exercices">
        <text:list-item>
          <text:h text:style-name="_5f_Titre_5f_Exercices_5f_avec_5f_Titre" text:outline-level="1"><text:span text:style-name="_5f_Caractères_5f_gras">Segments et cercles</text:span></text:h>
          <text:list>
            <text:list-item>
              <text:p text:style-name="_5f_Paragraphe_5f_avec_5f_Num_5f_Question"><text:span text:style-name="_5f_Caractères">On donne le programme de construction suivant, à exécuter ci-contre :</text:span></text:p>
            </text:list-item>
          </text:list>
        </text:list-item>
      </text:list>
      <text:h text:style-name="P105" text:outline-level="1"><text:span text:style-name="_5f_Caractères">Trace un segment [MN] de longueur 5 cm.</text:span></text:h>
      <text:h text:style-name="P105" text:outline-level="1"><text:span text:style-name="_5f_Caractères">Place un point T sur [MN], tel que MT = 2 cm.</text:span></text:h>
      <text:h text:style-name="P105" text:outline-level="1"><text:span text:style-name="_5f_Caractères">Trace le cercle de centre T et passant par M. Il coupe [MN] en P.</text:span></text:h>
      <text:h text:style-name="P105" text:outline-level="1"><text:span text:style-name="_5f_Caractères">Trace le cercle de centre P et passant par T. Les deux cercles se coupent en S et O.</text:span></text:h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224312650859507" text:continue-list="list224313544163657" text:style-name="_5f_Numérotation_20_des_20_exercices">
        <text:list-item>
          <text:list>
            <text:list-item>
              <text:p text:style-name="_5f_Paragraphe_5f_avec_5f_Num_5f_Question"><text:span text:style-name="_5f_Caractères">Quelle est la nature du quadrilatère formé par les deux centres des cercles et par leurs points d’intersection ? Colorie-le.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</text:span></text:p>
      <text:list xml:id="list224312032388325" text:continue-list="list224312163430574" text:style-name="_5f_Numérotation_20_des_20_exercices">
        <text:list-item>
          <text:h text:style-name="_5f_Titre_5f_Exercices_5f_avec_5f_Titre" text:outline-level="1"><text:span text:style-name="_5f_Caractères_5f_gras">Perpendiculaires</text:span></text:h>
          <text:list>
            <text:list-item>
              <text:p text:style-name="_5f_Paragraphe_5f_avec_5f_Num_5f_Question"><text:span text:style-name="_5f_Caractères">Suis les instructions pour construire ci-dessous la figure :</text:span></text:p>
            </text:list-item>
          </text:list>
        </text:list-item>
      </text:list>
      <text:h text:style-name="P105" text:outline-level="1"><text:span text:style-name="_5f_Caractères">Trace une droite (d).</text:span></text:h>
      <text:h text:style-name="P105" text:outline-level="1"><text:span text:style-name="_5f_Caractères">Place sur cette droite deux points A et B.</text:span></text:h>
      <text:h text:style-name="P105" text:outline-level="1"><text:span text:style-name="_5f_Caractères">Trace la droite (d’) perpendiculaire à la droite (d) et passant par B.</text:span></text:h>
      <text:h text:style-name="P105" text:outline-level="1"><text:span text:style-name="_5f_Caractères">Place un point M sur la droite (d’).</text:span></text:h>
      <text:h text:style-name="P105" text:outline-level="1"><text:span text:style-name="_5f_Caractères">Trace la droite (d’’) perpendiculaire à (d’) et passant par M. </text:span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224312884471756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Que peux-tu dire des droites (d) et (d’’) ? Justifie.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<text:h text:style-name="_5f_Paragraphe" text:outline-level="1"><text:span text:style-name="_5f_pointillés_20_gris"/></text:h>
      <text:list xml:id="list224313012826542" text:continue-numbering="true" text:style-name="_5f_Numérotation_20_des_20_exercices">
        <text:list-item>
          <text:h text:style-name="_5f_Premier_5f_Titre_5f_Exercices_5f_avec_5f_Num_20_Exo_5f_Avec_5f_Titre" text:outline-level="1"><text:soft-page-break/><text:span text:style-name="_5f_Caractères_5f_gras">Triangle et losange</text:span></text:h>
          <text:list>
            <text:list-item>
              <text:p text:style-name="_5f_Paragraphe_5f_avec_5f_Num_5f_Question"><text:span text:style-name="_5f_Caractères">On donne le programme de construction suivant, à exécuter ci-dessous :</text:span></text:p>
            </text:list-item>
          </text:list>
        </text:list-item>
      </text:list>
      <text:h text:style-name="P105" text:outline-level="1"><text:span text:style-name="_5f_Caractères">Construis un triangle PAX isocèle en P tel que <text:line-break/>PA = 5 cm et </text:span><text:span text:style-name="_5f_Caractères"><draw:frame draw:style-name="fr5" draw:name="Object1" text:anchor-type="as-char" svg:y="-0.337cm" svg:width="0.841cm" svg:height="0.413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_5f_Caractères"><text:s/>= 80°.</text:span></text:h>
      <text:h text:style-name="P105" text:outline-level="1"><text:span text:style-name="_5f_Caractères">Place le point O tel que le quadrilatère PAOX est un losange.</text:span></text:h>
      <text:h text:style-name="P105" text:outline-level="1"><text:span text:style-name="_5f_Caractères">Trace la droite (PO).</text:span></text:h>
      <text:h text:style-name="P105" text:outline-level="1"><text:span text:style-name="_5f_Caractères">Code les angles de même mesure.</text:span></text:h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224312400160962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Que peut-on dire des droites (PO) et (AX) ? Justifie.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<text:list xml:id="list224314045678735" text:continue-numbering="true" text:style-name="_5f_Numérotation_20_des_20_exercices">
        <text:list-item>
          <text:h text:style-name="_5f_Titre_5f_Exercices_5f_avec_5f_Titre" text:outline-level="1"><text:span text:style-name="_5f_Caractères_5f_gras">Une étoile</text:span></text:h>
        </text:list-item>
      </text:list>
      <text:h text:style-name="_5f_Paragraphe" text:outline-level="1"><text:span text:style-name="_5f_Caractères">Voici un programme de construction, à faire ci-dessous :</text:span></text:h>
      <text:h text:style-name="P105" text:outline-level="1"><text:span text:style-name="_5f_Caractères">Trace un cercle de centre A et de rayon 4 cm.</text:span></text:h>
      <text:h text:style-name="P105" text:outline-level="1"><text:span text:style-name="_5f_Caractères">Place un point E sur ce cercle.</text:span></text:h>
      <text:h text:style-name="P105" text:outline-level="1"><text:span text:style-name="_5f_Caractères">Construis dans cet ordre, les points T, O, I, L en respectant les informations et les codages indiqués sur la figure. Colorie-la.</text:span></text:h>
      <text:h text:style-name="_5f_Paragraphe" text:outline-level="1"><draw:g text:anchor-type="paragraph" draw:z-index="13" draw:name="Shape11" draw:style-name="gr20"><draw:custom-shape draw:style-name="gr21" draw:text-style-name="P121" svg:width="6.573cm" svg:height="6.622cm" svg:x="0.862cm" svg:y="0.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2" draw:text-style-name="P121" svg:x1="4.132cm" svg:y1="3.434cm" svg:x2="0.829cm" svg:y2="3.434cm"><text:p/></draw:line><draw:line draw:style-name="gr22" draw:text-style-name="P121" svg:x1="4.129cm" svg:y1="3.434cm" svg:x2="3.108cm" svg:y2="0.292cm"><text:p/></draw:line><draw:line draw:style-name="gr22" draw:text-style-name="P121" svg:x1="4.131cm" svg:y1="3.434cm" svg:x2="6.803cm" svg:y2="1.492cm"><text:p/></draw:line><draw:line draw:style-name="gr22" draw:text-style-name="P121" svg:x1="4.168cm" svg:y1="3.434cm" svg:x2="6.84cm" svg:y2="5.376cm"><text:p/></draw:line><draw:line draw:style-name="gr22" draw:text-style-name="P121" svg:x1="4.129cm" svg:y1="3.434cm" svg:x2="3.108cm" svg:y2="6.576cm"><text:p/></draw:line><draw:frame draw:style-name="gr23" draw:text-style-name="P123" svg:width="0.53cm" svg:height="0.664cm" svg:x="0.333cm" svg:y="3.235cm"><draw:text-box><text:p text:style-name="P122"><text:span text:style-name="T183">E</text:span></text:p></draw:text-box></draw:frame><draw:frame draw:style-name="gr23" draw:text-style-name="P123" svg:width="0.53cm" svg:height="0.664cm" svg:x="2.81cm" svg:y="-0.33cm"><draw:text-box><text:p text:style-name="P122"><text:span text:style-name="T183">T</text:span></text:p></draw:text-box></draw:frame><draw:frame draw:style-name="gr23" draw:text-style-name="P123" svg:width="0.528cm" svg:height="0.664cm" svg:x="6.775cm" svg:y="1.189cm"><draw:text-box><text:p text:style-name="P122"><text:span text:style-name="T183">O</text:span></text:p></draw:text-box></draw:frame><draw:frame draw:style-name="gr23" draw:text-style-name="P123" svg:width="0.528cm" svg:height="0.664cm" svg:x="6.775cm" svg:y="5.309cm"><draw:text-box><text:p text:style-name="P122"><text:span text:style-name="T183">I</text:span></text:p></draw:text-box></draw:frame><draw:frame draw:style-name="gr23" draw:text-style-name="P123" svg:width="0.53cm" svg:height="0.664cm" svg:x="2.744cm" svg:y="6.563cm"><draw:text-box><text:p text:style-name="P122"><text:span text:style-name="T183">L</text:span></text:p></draw:text-box></draw:frame><draw:custom-shape draw:style-name="gr24" draw:text-style-name="P121" svg:width="0.902cm" svg:height="0.925cm" svg:x="3.693cm" svg:y="2.972cm"><text:p/><draw:enhanced-geometry draw:glue-point-type="segments" draw:type="mso-spt100" draw:modifiers="-110.349032526991 -179.23263799660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4" draw:text-style-name="P121" svg:width="0.902cm" svg:height="0.925cm" svg:x="3.693cm" svg:y="2.972cm"><text:p/><draw:enhanced-geometry draw:glue-point-type="segments" draw:type="mso-spt100" draw:modifiers="-34.5094250088527 -110.71061451994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4" draw:text-style-name="P121" svg:width="0.902cm" svg:height="0.925cm" svg:x="3.693cm" svg:y="2.972cm"><text:p/><draw:enhanced-geometry draw:glue-point-type="segments" draw:type="mso-spt100" draw:modifiers="32.4255082343729 -34.993085838908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4" draw:text-style-name="P121" svg:width="0.902cm" svg:height="0.925cm" svg:x="3.693cm" svg:y="2.972cm"><text:p/><draw:enhanced-geometry draw:glue-point-type="segments" draw:type="mso-spt100" draw:modifiers="110.097815264578 34.247563149807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4" draw:text-style-name="P121" svg:width="0.902cm" svg:height="0.925cm" svg:x="3.693cm" svg:y="2.972cm"><text:p/><draw:enhanced-geometry draw:glue-point-type="segments" draw:type="mso-spt100" draw:modifiers="-178.486806419597 110.649499978751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25" draw:text-style-name="P124" svg:width="1.576cm" svg:height="1.486cm" svg:x="3.838cm" svg:y="2.411cm"><draw:text-box><text:p text:style-name="P122"><text:span text:style-name="T184">72°</text:span></text:p></draw:text-box></draw:frame><draw:line draw:style-name="gr26" draw:text-style-name="P121" svg:x1="3.736cm" svg:y1="3.104cm" svg:x2="3.868cm" svg:y2="3.236cm"><text:p/></draw:line><draw:line draw:style-name="gr26" draw:text-style-name="P121" svg:x1="4.264cm" svg:y1="2.906cm" svg:x2="4.198cm" svg:y2="3.104cm"><text:p/></draw:line><draw:line draw:style-name="gr26" draw:text-style-name="P121" svg:x1="4.659cm" svg:y1="3.368cm" svg:x2="4.461cm" svg:y2="3.368cm"><text:p/></draw:line><draw:line draw:style-name="gr26" draw:text-style-name="P121" svg:x1="4.33cm" svg:y1="3.962cm" svg:x2="4.198cm" svg:y2="3.764cm"><text:p/></draw:line><draw:line draw:style-name="gr26" draw:text-style-name="P121" svg:x1="3.669cm" svg:y1="3.764cm" svg:x2="3.867cm" svg:y2="3.632cm"><text:p/></draw:line><draw:frame draw:style-name="gr23" draw:text-style-name="P123" svg:width="0.528cm" svg:height="0.664cm" svg:x="3.736cm" svg:y="3.104cm"><draw:text-box><text:p text:style-name="P122"><text:span text:style-name="T183">A</text:span></text:p></draw:text-box></draw:frame><draw:line draw:style-name="gr27" draw:text-style-name="P121" svg:x1="3.108cm" svg:y1="0.292cm" svg:x2="3.109cm" svg:y2="6.605cm"><text:p/></draw:line><draw:line draw:style-name="gr27" draw:text-style-name="P121" svg:x1="3.108cm" svg:y1="0.292cm" svg:x2="6.838cm" svg:y2="5.376cm"><text:p/></draw:line><draw:line draw:style-name="gr27" draw:text-style-name="P121" svg:x1="0.859cm" svg:y1="3.434cm" svg:x2="6.838cm" svg:y2="5.376cm"><text:p/></draw:line><draw:line draw:style-name="gr27" draw:text-style-name="P121" svg:x1="0.859cm" svg:y1="3.434cm" svg:x2="6.801cm" svg:y2="1.492cm"><text:p/></draw:line><draw:line draw:style-name="gr27" draw:text-style-name="P121" svg:x1="3.108cm" svg:y1="6.576cm" svg:x2="6.801cm" svg:y2="1.493cm"><text:p/></draw:line><draw:polygon draw:style-name="gr28" draw:text-style-name="P125" svg:width="2.215cm" svg:height="1.44cm" svg:x="0.895cm" svg:y="2.711cm" svg:viewBox="0 0 2216 1441" draw:points="0,723 2216,0 2216,1441"><text:p/></draw:polygon><draw:polygon draw:style-name="gr28" draw:text-style-name="P125" svg:width="1.399cm" svg:height="2.347cm" svg:x="3.108cm" svg:y="4.176cm" svg:viewBox="0 0 1400 2348" draw:points="15,2348 0,0 1400,453"><text:p/></draw:polygon><draw:polygon draw:style-name="gr28" draw:text-style-name="P125" svg:width="2.256cm" svg:height="1.922cm" svg:x="4.548cm" svg:y="3.434cm" svg:viewBox="0 0 2257 1923" draw:points="2257,1923 0,1186 858,0"><text:p/></draw:polygon><draw:polygon draw:style-name="gr28" draw:text-style-name="P125" svg:width="2.226cm" svg:height="1.878cm" svg:x="4.548cm" svg:y="1.529cm" svg:viewBox="0 0 2227 1879" draw:points="2227,0 858,1879 0,700"><text:p/></draw:polygon><draw:polygon draw:style-name="gr28" draw:text-style-name="P125" svg:width="1.404cm" svg:height="2.348cm" svg:x="3.108cm" svg:y="0.334cm" svg:viewBox="0 0 1405 2349" draw:points="13,0 1405,1904 0,2349"><text:p/></draw:polygon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4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5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Coche" style:display-name="_Paragraphe_Coche" style:family="paragraph" style:parent-style-name="_5f_Paragraphe" style:list-style-name="List_20_3"/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5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78920" officeooo:paragraph-rsid="00178920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Footer">
      <style:text-properties officeooo:paragraph-rsid="0096b4e2"/>
    </style:style>
    <style:style style:name="MP5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6" style:family="paragraph" style:parent-style-name="Footer">
      <style:text-properties officeooo:rsid="001f8a2d" officeooo:paragraph-rsid="00bd36bc"/>
    </style:style>
    <style:style style:name="MP7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8" style:family="paragraph" style:parent-style-name="Footer">
      <style:text-properties officeooo:rsid="0096b4e2" officeooo:paragraph-rsid="0096b4e2"/>
    </style:style>
    <style:style style:name="MP9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" style:family="paragraph">
      <style:paragraph-properties fo:text-align="center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12" style:family="paragraph">
      <loext:graphic-properties draw:fill="solid" draw:fill-color="#1ca2b8"/>
    </style:style>
    <style:style style:name="MP13" style:family="paragraph" style:parent-style-name="Footer">
      <style:text-properties officeooo:rsid="001f8a2d" officeooo:paragraph-rsid="002b33ed"/>
    </style:style>
    <style:style style:name="MP14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5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6" style:family="paragraph" style:parent-style-name="Footer">
      <style:text-properties officeooo:rsid="011350d1" officeooo:paragraph-rsid="011350d1"/>
    </style:style>
    <style:style style:name="MP1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MP18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19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0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21" style:family="paragraph" style:parent-style-name="Footer">
      <style:text-properties officeooo:paragraph-rsid="00c384cf"/>
    </style:style>
    <style:style style:name="MP2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4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27" style:family="paragraph" style:parent-style-name="Header">
      <style:paragraph-properties fo:text-align="start" style:justify-single-word="false"/>
      <style:text-properties officeooo:paragraph-rsid="0211dd7e"/>
    </style:style>
    <style:style style:name="MP28" style:family="paragraph" style:parent-style-name="Footer">
      <style:paragraph-properties fo:text-align="start" style:justify-single-word="false"/>
      <style:text-properties officeooo:paragraph-rsid="0211dd7e"/>
    </style:style>
    <style:style style:name="MP29" style:family="paragraph" style:parent-style-name="Footer">
      <style:text-properties officeooo:rsid="0242edd8" officeooo:paragraph-rsid="0242edd8"/>
    </style:style>
    <style:style style:name="MP30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31" style:family="paragraph" style:parent-style-name="Footer">
      <style:text-properties officeooo:paragraph-rsid="008d016c"/>
    </style:style>
    <style:style style:name="MP32" style:family="paragraph" style:parent-style-name="Header">
      <style:paragraph-properties fo:margin-left="0cm" fo:margin-right="0cm" fo:text-indent="0cm" style:auto-text-indent="false"/>
    </style:style>
    <style:style style:name="MP33" style:family="paragraph" style:parent-style-name="Footer">
      <style:text-properties officeooo:paragraph-rsid="010f7046"/>
    </style:style>
    <style:style style:name="MP34" style:family="paragraph" style:parent-style-name="Footer">
      <style:text-properties officeooo:paragraph-rsid="01120261"/>
    </style:style>
    <style:style style:name="MP35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3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3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38" style:family="paragraph" style:parent-style-name="_5f_Header_20_D_20_page_20_impaire_20__28_D_29_">
      <style:text-properties officeooo:paragraph-rsid="01a13e78"/>
    </style:style>
    <style:style style:name="MP39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1" style:family="paragraph" style:parent-style-name="Header">
      <style:paragraph-properties fo:text-align="center" style:justify-single-word="false"/>
      <style:text-properties officeooo:paragraph-rsid="00ab054e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4" style:family="paragraph" style:parent-style-name="Footer">
      <style:paragraph-properties fo:text-align="end" style:justify-single-word="false"/>
      <style:text-properties officeooo:paragraph-rsid="00d4df5c"/>
    </style:style>
    <style:style style:name="MP45" style:family="paragraph" style:parent-style-name="Footer">
      <style:paragraph-properties fo:text-align="start" style:justify-single-word="false"/>
      <style:text-properties officeooo:paragraph-rsid="00d4df5c"/>
    </style:style>
    <style:style style:name="MP46" style:family="paragraph" style:parent-style-name="_5f_Header_20_G_20_page_20_impaire_20__28_D_29_">
      <style:text-properties officeooo:paragraph-rsid="01259ec2"/>
    </style:style>
    <style:style style:name="MP47" style:family="paragraph" style:parent-style-name="_5f_Header_20_G_20_page_20_paire_20__28_G_29_">
      <style:text-properties officeooo:paragraph-rsid="00eb2abc"/>
    </style:style>
    <style:style style:name="MP48" style:family="paragraph" style:parent-style-name="_5f_Footer_20_page_20_paire_20__28_G_29_">
      <style:text-properties fo:font-size="9pt" style:font-size-asian="9pt" style:font-size-complex="9pt"/>
    </style:style>
    <style:style style:name="MP49" style:family="paragraph" style:parent-style-name="_5f_Header_20_N_20_page_20_impaire_20__28_D_29_">
      <style:paragraph-properties fo:text-align="start" style:justify-single-word="false"/>
    </style:style>
    <style:style style:name="MP50" style:family="paragraph" style:parent-style-name="Footer">
      <style:text-properties officeooo:paragraph-rsid="00d4df5c"/>
    </style:style>
    <style:style style:name="MP5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52" style:family="paragraph">
      <loext:graphic-properties draw:fill="solid" draw:fill-color="#d7e12c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5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MP55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5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MP57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5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MP59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6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MP61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6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MP63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6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MP65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6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MP6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68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69" style:family="paragraph" style:parent-style-name="Footer">
      <style:text-properties officeooo:paragraph-rsid="00863005"/>
    </style:style>
    <style:style style:name="MP70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7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7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74" style:family="paragraph" style:parent-style-name="_5f_Header_20_N_20_page_20_impaire_20__28_D_29_">
      <style:text-properties officeooo:rsid="0277791e" officeooo:paragraph-rsid="0277791e"/>
    </style:style>
    <style:style style:name="MP75" style:family="paragraph" style:parent-style-name="_5f_Header_20_N_20_page_20_impaire_20__28_D_29_">
      <style:text-properties officeooo:rsid="027aa87d" officeooo:paragraph-rsid="027aa87d"/>
    </style:style>
    <style:style style:name="MP7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MP77" style:family="paragraph" style:parent-style-name="_5f_Header_20_G_20_page_20_impaire_20__28_D_29_">
      <style:text-properties officeooo:paragraph-rsid="00c87b35"/>
    </style:style>
    <style:style style:name="MP78" style:family="paragraph" style:parent-style-name="Footer">
      <style:text-properties officeooo:paragraph-rsid="00a59a60"/>
    </style:style>
    <style:style style:name="MP79" style:family="paragraph" style:parent-style-name="Footer">
      <style:text-properties officeooo:paragraph-rsid="004274bc"/>
    </style:style>
    <style:style style:name="MP80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81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82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3" style:family="paragraph" style:parent-style-name="Footer">
      <style:text-properties officeooo:paragraph-rsid="002aa84d"/>
    </style:style>
    <style:style style:name="MP84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5" style:family="paragraph">
      <loext:graphic-properties draw:fill="solid" draw:fill-color="#7fb241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MP87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8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9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MP91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92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93" style:family="paragraph" style:parent-style-name="_5f_Header_20_G_20_page_20_paire_20__28_G_29_">
      <style:text-properties officeooo:paragraph-rsid="0334a5be"/>
    </style:style>
    <style:style style:name="MP94" style:family="paragraph" style:parent-style-name="_5f_Header_20_G_20_page_20_paire_20__28_G_29_">
      <style:paragraph-properties fo:text-align="start" style:justify-single-word="false"/>
    </style:style>
    <style:style style:name="MP95" style:family="paragraph" style:parent-style-name="Footer">
      <style:text-properties officeooo:paragraph-rsid="030c4d7d"/>
    </style:style>
    <style:style style:name="MP96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9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98" style:family="paragraph" style:parent-style-name="Footer">
      <style:text-properties officeooo:paragraph-rsid="00d8520c"/>
    </style:style>
    <style:style style:name="MP99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100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101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102" style:family="paragraph" style:parent-style-name="Header">
      <style:paragraph-properties fo:text-align="center" style:justify-single-word="false"/>
      <style:text-properties officeooo:paragraph-rsid="00c10aa6"/>
    </style:style>
    <style:style style:name="MP103" style:family="paragraph" style:parent-style-name="Header">
      <style:paragraph-properties fo:text-align="start" style:justify-single-word="false"/>
      <style:text-properties officeooo:paragraph-rsid="0289fb01"/>
    </style:style>
    <style:style style:name="MP104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4" style:family="paragraph">
      <loext:graphic-properties draw:fill="solid" draw:fill-color="#d62e4e"/>
    </style:style>
    <style:style style:name="MP11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3" style:family="text">
      <style:text-properties officeooo:rsid="0096b4e2"/>
    </style:style>
    <style:style style:name="MT4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5" style:family="text">
      <style:text-properties fo:font-variant="small-caps" officeooo:rsid="0096b4e2"/>
    </style:style>
    <style:style style:name="MT6" style:family="text">
      <style:text-properties fo:font-variant="small-caps" officeooo:rsid="00a847d5"/>
    </style:style>
    <style:style style:name="MT7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9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10" style:family="text">
      <style:text-properties officeooo:rsid="0032e83a"/>
    </style:style>
    <style:style style:name="MT11" style:family="text">
      <style:text-properties officeooo:rsid="002b33ed"/>
    </style:style>
    <style:style style:name="MT12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3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4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" style:family="text">
      <style:text-properties officeooo:rsid="008d016c"/>
    </style:style>
    <style:style style:name="MT16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7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18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19" style:family="text">
      <style:text-properties officeooo:rsid="01fe03f2"/>
    </style:style>
    <style:style style:name="MT20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21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23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25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26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27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2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29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30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31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32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33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34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35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36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37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38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39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40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41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42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43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44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4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46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47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MT48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MT49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50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MT51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52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53" style:family="text">
      <style:text-properties officeooo:rsid="010c4d3a"/>
    </style:style>
    <style:style style:name="MT54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56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57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58" style:family="text">
      <style:text-properties fo:font-variant="small-caps" fo:color="#9d0f89" loext:opacity="100%" style:font-name="Bitstream Vera Sans" fo:font-size="16pt" fo:font-weight="bold" officeooo:rsid="01a13e78"/>
    </style:style>
    <style:style style:name="MT59" style:family="text">
      <style:text-properties officeooo:rsid="00b6801f"/>
    </style:style>
    <style:style style:name="MT60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62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3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4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65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6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7" style:family="text">
      <style:text-properties fo:font-size="16pt" style:font-size-asian="16pt" style:font-size-complex="16pt"/>
    </style:style>
    <style:style style:name="MT68" style:family="text"/>
    <style:style style:name="MT69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70" style:family="text">
      <style:text-properties officeooo:rsid="01f8729d"/>
    </style:style>
    <style:style style:name="MT71" style:family="text">
      <style:text-properties officeooo:rsid="01b6dc57"/>
    </style:style>
    <style:style style:name="MT72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7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7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76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77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78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79" style:family="text">
      <style:text-properties officeooo:rsid="00b5d2d1"/>
    </style:style>
    <style:style style:name="MT80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81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82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83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84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85" style:family="text">
      <style:text-properties officeooo:rsid="015f088a"/>
    </style:style>
    <style:style style:name="MT86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87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88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89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90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MT91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MT92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MT93" style:family="text">
      <style:text-properties officeooo:rsid="0160d7ef"/>
    </style:style>
    <style:style style:name="MT94" style:family="text">
      <style:text-properties officeooo:rsid="02735980"/>
    </style:style>
    <style:style style:name="MT95" style:family="text">
      <style:text-properties officeooo:rsid="02757f12"/>
    </style:style>
    <style:style style:name="MT96" style:family="text">
      <style:text-properties officeooo:rsid="0272f9e5"/>
    </style:style>
    <style:style style:name="MT97" style:family="text">
      <style:text-properties officeooo:rsid="026ec296"/>
    </style:style>
    <style:style style:name="MT98" style:family="text">
      <style:text-properties officeooo:rsid="0268e0aa"/>
    </style:style>
    <style:style style:name="MT99" style:family="text">
      <style:text-properties officeooo:rsid="0072f07f"/>
    </style:style>
    <style:style style:name="MT100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101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MT102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103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104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MT10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106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108" style:family="text">
      <style:text-properties officeooo:rsid="014407b5"/>
    </style:style>
    <style:style style:name="MT109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MT110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11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112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13" style:family="text">
      <style:text-properties officeooo:rsid="00a59a60"/>
    </style:style>
    <style:style style:name="MT114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15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16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7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18" style:family="text">
      <style:text-properties fo:font-variant="small-caps" officeooo:rsid="0054f64f"/>
    </style:style>
    <style:style style:name="MT119" style:family="text">
      <style:text-properties fo:font-variant="small-caps"/>
    </style:style>
    <style:style style:name="MT120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21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22" style:family="text">
      <style:text-properties officeooo:rsid="005a3fa8"/>
    </style:style>
    <style:style style:name="MT123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24" style:family="text">
      <style:text-properties officeooo:rsid="00415f3a"/>
    </style:style>
    <style:style style:name="MT125" style:family="text">
      <style:text-properties officeooo:rsid="00386ebd"/>
    </style:style>
    <style:style style:name="MT126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MT127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MT128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MT129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130" style:family="text">
      <style:text-properties officeooo:rsid="0334a5be"/>
    </style:style>
    <style:style style:name="MT131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32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33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34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35" style:family="text">
      <style:text-properties officeooo:rsid="0315af39"/>
    </style:style>
    <style:style style:name="MT136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MT137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38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39" style:family="text">
      <style:text-properties fo:font-variant="small-caps" fo:color="#1ca2b8" loext:opacity="100%" style:font-name="Bitstream Vera Sans2" fo:font-size="16pt" fo:font-style="normal" fo:text-shadow="none" fo:font-weight="bold" officeooo:rsid="0386731d"/>
    </style:style>
    <style:style style:name="MT140" style:family="text">
      <style:text-properties fo:font-variant="small-caps" fo:color="#1ca2b8" loext:opacity="100%" style:font-name="Bitstream Vera Sans2" fo:font-size="16pt" fo:font-style="normal" fo:text-shadow="none" fo:font-weight="bold" officeooo:rsid="0313166c"/>
    </style:style>
    <style:style style:name="MT141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MT142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143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14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4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4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7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48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49" style:family="text">
      <style:text-properties officeooo:rsid="00a4cf55"/>
    </style:style>
    <style:style style:name="MT150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51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52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53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54" style:family="text">
      <style:text-properties officeooo:rsid="009e3fdd"/>
    </style:style>
    <style:style style:name="MT15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5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5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58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59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60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61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62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63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64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65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8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9" style:family="text">
      <style:text-properties fo:font-variant="small-caps" officeooo:rsid="007d7a6f"/>
    </style:style>
    <style:style style:name="MT170" style:family="text">
      <style:text-properties officeooo:rsid="00a59037"/>
    </style:style>
    <style:style style:name="MT171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4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Landscap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9"/>
    <style:master-page style:name="_35__5f_3_5f_SERIE_5f_G_5f_GAUCHE_5f_ET_5f_DROITE_5f_2COL" style:display-name="5_3_SERIE_G_GAUCHE_ET_DROITE_2COL" style:page-layout-name="Mpm10" draw:style-name="Mdp1">
      <style:header>
        <text:p text:style-name="_5f_Header_20_G_20_page_20_impaire_20__28_D_29_"><text:span text:style-name="MT1">Constructions géométriques : </text:span><text:span text:style-name="MT2">Rédiger</text:span></text:p>
      </style:header>
      <style:header-left>
        <text:p text:style-name="_5f_Header_20_G_20_page_20_paire_20__28_G_29_"><text:span text:style-name="MT1">Constructions géométriques : </text:span><text:span text:style-name="MT2">Rédiger</text:span></text:p>
      </style:header-left>
      <style:footer>
        <text:p text:style-name="MP1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"><draw:g text:anchor-type="paragraph" draw:z-index="63" draw:name="Shape4_22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ONSTRUCTIONS Géométriques : </text:span><text:span text:style-name="MT4">Rédiger</text:span></text:p></draw:text-box></draw:frame></text:p>
      </style:footer>
    </style:master-page>
    <style:master-page style:name="_35__5f_3_5f_SERIE_5f_G_5f_GAUCHE_5f_ET_5f_DROITE_5f_1COL" style:display-name="5_3_SERIE_G_GAUCHE_ET_DROITE_1COL" style:page-layout-name="Mpm11" draw:style-name="Mdp1">
      <style:header>
        <text:p text:style-name="MP5"><text:span text:style-name="MT5">Constructions géométriques : </text:span><text:span text:style-name="MT6">Reproduire</text:span></text:p>
      </style:header>
      <style:footer>
        <text:p text:style-name="MP1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2"><draw:g text:anchor-type="paragraph" draw:z-index="64" draw:name="Shape10_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CONSTRUCTIONS Géométriques : <text:s/></text:span><text:span text:style-name="MT7">REPRODUIRE</text:span></text:p></draw:text-box></draw:frame></text:p>
      </style:footer>
      <style:footer-left>
        <text:p text:style-name="MP1"><draw:frame draw:style-name="Mfr1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2"><draw:g text:anchor-type="paragraph" draw:z-index="65" draw:name="Shape10_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CONSTRUCTIONS Géométriques : <text:s/></text:span><text:span text:style-name="MT7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0" draw:style-name="Mdp1">
      <style:header>
        <text:p text:style-name="_5f_Header_20_G_20_page_20_paire_20__28_G_29_"><text:span text:style-name="MT1">Constructions géométriques : </text:span><text:span text:style-name="MT8">Reproduire</text:span></text:p>
      </style:header>
      <style:header-left>
        <text:p text:style-name="_5f_Header_20_G_20_page_20_paire_20__28_G_29_"><text:span text:style-name="MT1">Constructions géométriques : </text:span><text:span text:style-name="MT8">Reproduire</text:span></text:p>
      </style:header-left>
      <style:footer>
        <text:p text:style-name="MP1"><draw:frame draw:style-name="Mfr1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2"><draw:g text:anchor-type="paragraph" draw:z-index="66" draw:name="Shape4_22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ONSTRUCTIONS Géométriques : </text:span><text:span text:style-name="MT7">REPRODUIRE</text:span></text:p></draw:text-box></draw:frame></text:p>
      </style:footer>
      <style:footer-left>
        <text:p text:style-name="MP1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2"><draw:g text:anchor-type="paragraph" draw:z-index="67" draw:name="Shape4_21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ONSTRUCTIONS Géométriques : <text:s/></text:span><text:span text:style-name="MT7">REPRODUIRE</text:span></text:p></draw:text-box></draw:frame></text:p>
      </style:footer-left>
    </style:master-page>
    <style:master-page style:name="_35__5f_2_5f_SERIE_5f_G_5f_GAUCHE_5f_ET_5f_DROITE_5f_1COL" style:display-name="5_2_SERIE_G_GAUCHE_ET_DROITE_1COL" style:page-layout-name="Mpm11" draw:style-name="Mdp1">
      <style:header>
        <text:p text:style-name="_5f_Header_20_G_20_page_20_impaire_20__28_D_29_"><text:span text:style-name="MT5">Constructions géométriques : </text:span><text:span text:style-name="MT6">Reproduire</text:span></text:p>
      </style:header>
      <style:header-left>
        <text:p text:style-name="MP7"><text:span text:style-name="MT5">Constructions géométriques : </text:span><text:span text:style-name="MT6">Reproduire</text:span></text:p>
      </style:header-left>
      <style:footer>
        <text:p text:style-name="MP1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68" draw:name="Shape4_218" draw:style-name="Mgr1"><draw:path draw:style-name="Mgr2" draw:text-style-name="MP3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3">CONSTRUCTIONS Géométriques : <text:s/></text:span><text:span text:style-name="MT7">REPRODUIRE</text:span></text:p></draw:text-box></draw:frame></text:p>
      </style:footer-left>
    </style:master-page>
    <style:master-page style:name="_35__5f_1_5f_SERIE_5f_G_5f_GAUCHE_5f_ET_5f_DROITE_5f_2COL" style:display-name="5_1_SERIE_G_GAUCHE_ET_DROITE_2COL" style:page-layout-name="Mpm10" draw:style-name="Mdp1">
      <style:header>
        <text:p text:style-name="_5f_Header_20_G_20_page_20_impaire_20__28_D_29_">Construire</text:p>
      </style:header>
      <style:header-left>
        <text:p text:style-name="_5f_Header_20_G_20_page_20_paire_20__28_G_29_">Construire</text:p>
      </style:header-left>
      <style:footer>
        <text:p text:style-name="MP1"><draw:frame draw:style-name="Mfr1" draw:name="Frame356" text:anchor-type="paragraph" svg:y="-0.06cm" draw:z-index="72"><draw:text-box fo:min-height="0.499cm" fo:min-width="3cm"><draw:frame draw:style-name="Mfr2" draw:name="Frame357" text:anchor-type="frame" svg:x="0.45cm" svg:y="0.079cm" svg:width="0.817cm" draw:z-index="76"><draw:text-box fo:min-height="0.355cm"><text:p text:style-name="MP2"><draw:g text:anchor-type="paragraph" draw:z-index="80" draw:name="Shape4_21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250</text:page-number></text:p></draw:text-box></draw:frame><text:p text:style-name="MP8">CONSTRUCTIONS Géométriques : construire</text:p></draw:text-box></draw:frame></text:p>
      </style:footer>
    </style:master-page>
    <style:master-page style:name="_35__5f_1_5f_SERIE_5f_G_5f_GAUCHE_5f_ET_5f_DROITE_5f_1COL" style:display-name="5_1_SERIE_G_GAUCHE_ET_DROITE_1COL" style:page-layout-name="Mpm11" draw:style-name="Mdp1">
      <style:header>
        <text:p text:style-name="MP9"><draw:line text:anchor-type="paragraph" draw:z-index="83" draw:name="Shape9_1" draw:style-name="Mgr3" draw:text-style-name="MP10" svg:x1="11.559cm" svg:y1="0.36cm" svg:x2="20.5cm" svg:y2="0.36cm"><text:p/></draw:line><draw:frame text:anchor-type="paragraph" draw:z-index="84" draw:name="Shape8_6" draw:style-name="Mgr4" draw:text-style-name="MP11" svg:width="2.703cm" svg:height="0.715cm" draw:transform="rotate (0.0872664625997165) translate (-0.172861111111111cm 0.218722222222222cm)"><draw:text-box><text:p text:style-name="MP10"><text:span text:style-name="MT9">Série 1</text:span></text:p></draw:text-box></draw:frame><draw:path text:anchor-type="paragraph" draw:z-index="85" draw:name="Shape7_1" draw:style-name="Mgr5" draw:text-style-name="MP12" svg:width="4.329cm" svg:height="2.24cm" svg:x="-1.499cm" svg:y="-1cm" svg:viewBox="0 0 4330 2241" svg:d="M0 2241l3984-288c209-15 363-168 345-342l-170-1611h-4159z"><text:p/></draw:path>T<text:span text:style-name="MT10">itre de la série</text:span></text:p>
      </style:header>
      <style:footer>
        <text:p text:style-name="MP1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"><draw:g text:anchor-type="paragraph" draw:z-index="81" draw:name="Shape10_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1">Éléments de géométrie</text:span> • <text:span text:style-name="MT11">G0</text:span></text:p></draw:text-box></draw:frame></text:p>
      </style:footer>
    </style:master-page>
    <style:master-page style:name="_34__5f_1_5f_SERIE_5f_G_5f_GAUCHE_5f_ET_5f_DROITE_5f_2COL" style:display-name="4_1_SERIE_G_GAUCHE_ET_DROITE_2COL" style:page-layout-name="Mpm10" draw:style-name="Mdp1">
      <style:header>
        <text:p text:style-name="_5f_Header_20_G_20_page_20_impaire_20__28_D_29_">Géométrie plane : Vocabulaire</text:p>
        <text:p text:style-name="MP14">Géométrie de base, partie 1: nommer, mesurer</text:p>
      </style:header>
      <style:header-left>
        <text:p text:style-name="_5f_Header_20_G_20_page_20_impaire_20__28_D_29_">Géométrie plane : Vocabulaire</text:p>
        <text:p text:style-name="MP15">Géométrie de base, partie 1: nommer, mesurer</text:p>
      </style:header-left>
      <style:footer>
        <text:p text:style-name="MP1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2"><draw:g text:anchor-type="paragraph" draw:z-index="86" draw:name="Shape4_20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">G</text:span><text:span text:style-name="MT12">éométrie </text:span><text:span text:style-name="MT13">plane </text:span><text:span text:style-name="MT12">: </text:span><text:span text:style-name="MT13">vocabulaire</text:span></text:h></draw:text-box></draw:frame></text:p>
      </style:footer>
      <style:footer-left>
        <text:p text:style-name="MP1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2"><draw:g text:anchor-type="paragraph" draw:z-index="82" draw:name="Shape4_20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6"><text:span text:style-name="MT7">G</text:span><text:span text:style-name="MT12">éométrie </text:span><text:span text:style-name="MT14">plane</text:span><text:span text:style-name="MT12"> : </text:span><text:span text:style-name="MT14">vocabulaire</text:span></text:p></draw:text-box></draw:frame></text:p>
      </style:footer-left>
    </style:master-page>
    <style:master-page style:name="_34__5f_1_5f_SERIE_5f_G_5f_GAUCHE_5f_ET_5f_DROITE_5f_1COL" style:display-name="4_1_SERIE_G_GAUCHE_ET_DROITE_1COL" style:page-layout-name="Mpm11" draw:style-name="Mdp1">
      <style:header>
        <text:p text:style-name="MP5"><text:span text:style-name="MT5">Constructions géométriques : </text:span><text:span text:style-name="MT6">Reproduire</text:span></text:p>
      </style:header>
      <style:header-left>
        <text:p text:style-name="MP5"><text:span text:style-name="MT5">Constructions géométriques : </text:span><text:span text:style-name="MT6">Reproduire</text:span></text:p>
      </style:header-left>
      <style:footer>
        <text:p text:style-name="MP1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2"><draw:g text:anchor-type="paragraph" draw:z-index="88" draw:name="Shape10_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CONSTRUCTIONS Géométriques : <text:s/></text:span><text:span text:style-name="MT7">REPRODUIRE</text:span></text:p></draw:text-box></draw:frame></text:p>
      </style:footer>
      <style:footer-left>
        <text:p text:style-name="MP1"><draw:frame draw:style-name="Mfr1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2"><draw:g text:anchor-type="paragraph" draw:z-index="89" draw:name="Shape10_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CONSTRUCTIONS Géométriques : <text:s/></text:span><text:span text:style-name="MT7">REPRODUIRE</text:span></text:p></draw:text-box></draw:frame></text:p>
      </style:footer-left>
    </style:master-page>
    <style:master-page style:name="_32__5f_4_5f_SERIE_5f_M_5f_GAUCHE_5f_ET_5f_DROITE_5f_2COL" style:display-name="2_4_SERIE_M_GAUCHE_ET_DROITE_2COL" style:page-layout-name="Mpm12" draw:style-name="Mdp1">
      <style:header>
        <text:p text:style-name="MP17"><text:span text:style-name="MT15"><text:s text:c="15"/>A</text:span>ires : Calculer une aire</text:p>
      </style:header>
      <style:footer>
        <text:p text:style-name="MP18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2"><draw:g text:anchor-type="paragraph" draw:z-index="87" draw:name="Shape4_16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1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90" draw:name="Shape4_159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91" draw:name="Shape4_160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92" draw:name="Shape4_158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9">Aires </text:span>: <text:span text:style-name="MT19">problèmes <text:s text:c="4"/></text:span></text:h>
      </style:footer>
      <style:footer-left>
        <text:p text:style-name="MP24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2" draw:style-name="Mdp1">
      <style:header>
        <text:p text:style-name="MP25"><text:span text:style-name="MT15"><text:s text:c="15"/>A</text:span>ires : Aire et unité</text:p>
      </style:header>
      <style:header-left>
        <text:p text:style-name="MP25"><text:span text:style-name="MT15"><text:s text:c="15"/>A</text:span>ires : Aire et unité</text:p>
      </style:header-left>
      <style:footer>
        <text:p text:style-name="MP18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"><draw:g text:anchor-type="paragraph" draw:z-index="156" draw:name="Shape4_157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162" draw:name="Shape4_100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159" draw:name="Shape4_155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160" draw:name="Shape4_156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2" draw:style-name="Mdp1">
      <style:header>
        <text:p text:style-name="MP27"><text:span text:style-name="MT20">Conversions d’unités : </text:span><text:span text:style-name="MT21">Problèmes</text:span></text:p>
      </style:header>
      <style:header-left>
        <text:p text:style-name="MP27"><text:span text:style-name="MT20">Conversions d’unités : </text:span><text:span text:style-name="MT21">Problèmes</text:span></text:p>
      </style:header-left>
      <style:footer>
        <text:p text:style-name="MP18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2">Conversions d’unités : </text:span><text:span text:style-name="MT23">problèmes</text:span></text:p></draw:text-box></draw:frame><draw:g text:anchor-type="paragraph" draw:z-index="163" draw:name="Shape4_6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8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8"><text:span text:style-name="MT24">Conversions d’unités : </text:span><text:span text:style-name="MT23">problèmes</text:span></text:p></draw:text-box></draw:frame><draw:g text:anchor-type="paragraph" draw:z-index="161" draw:name="Shape4_142" draw:style-name="Mgr1"><draw:path draw:style-name="Mgr7" draw:text-style-name="MP22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3" draw:style-name="Mdp1">
      <style:header>
        <text:p text:style-name="_5f_Header_20_N_20_page_20_impaire_20__28_D_29_"><text:s/><text:span text:style-name="MT25">Conversions d’unités : </text:span><text:span text:style-name="MT21">Problèmes</text:span></text:p>
      </style:header>
      <style:header-left>
        <text:p text:style-name="_5f_Header_20_N_20_page_20_paire_20__28_G_29_"><text:s/><text:span text:style-name="MT25">Conversions d’unités : </text:span><text:span text:style-name="MT21">Problèmes</text:span></text:p>
      </style:header-left>
      <style:footer>
        <text:p text:style-name="MP1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2">Conversions d’unités : </text:span><text:span text:style-name="MT23">problèmes</text:span></text:p></draw:text-box></draw:frame><draw:g text:anchor-type="paragraph" draw:z-index="165" draw:name="Shape4_147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6">Conversions d’unités </text:span><text:span text:style-name="MT18">: </text:span><text:span text:style-name="MT26">problèmes</text:span></text:p></draw:text-box></draw:frame><draw:g text:anchor-type="paragraph" draw:z-index="166" draw:name="Shape4_63" draw:style-name="Mgr1"><draw:path draw:style-name="Mgr7" draw:text-style-name="MP22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2" draw:style-name="Mdp1">
      <style:header>
        <text:p text:style-name="_5f_Header_20_N_20_page_20_paire_20__28_G_29_"><text:span text:style-name="MT20">Conversions d’unités : </text:span><text:span text:style-name="MT27">Aires</text:span></text:p>
      </style:header>
      <style:header-left>
        <text:p text:style-name="_5f_Header_20_N_20_page_20_paire_20__28_G_29_"><text:span text:style-name="MT20">Conversions d’unités : </text:span><text:span text:style-name="MT27">Aires</text:span></text:p>
      </style:header-left>
      <style:footer>
        <text:p text:style-name="MP18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22">Conversions d’unités : </text:span><text:span text:style-name="MT28">Aires</text:span></text:h></draw:text-box></draw:frame><draw:g text:anchor-type="paragraph" draw:z-index="164" draw:name="Shape4_146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8"/>
      </style:footer-left>
    </style:master-page>
    <style:master-page style:name="_35__5f_6_5f_SERIE_5f_N_5f_GAUCHE_5f_ET_5f_DROITE_5f_1COL" style:display-name="5_6_SERIE_N_GAUCHE_ET_DROITE_1COL" style:page-layout-name="Mpm13" draw:style-name="Mdp1">
      <style:header>
        <text:p text:style-name="Header"><text:s/><text:span text:style-name="MT25">Conversions d’unités : </text:span><text:span text:style-name="MT27">Aires</text:span></text:p>
      </style:header>
      <style:header-left>
        <text:p text:style-name="Header"><text:s/><text:span text:style-name="MT25">Conversions d’unités : </text:span><text:span text:style-name="MT27">Aires</text:span></text:p>
      </style:header-left>
      <style:footer>
        <text:p text:style-name="MP1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2">Conversions d’unités : </text:span><text:span text:style-name="MT28">aires</text:span></text:p></draw:text-box></draw:frame><draw:g text:anchor-type="paragraph" draw:z-index="171" draw:name="Shape4_5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167" draw:name="Shape4_153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168" draw:name="Shape4_2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2" draw:style-name="Mdp1">
      <style:header>
        <text:p text:style-name="_5f_Header_20_N_20_page_20_impaire_20__28_D_29_"><text:span text:style-name="MT20">Conversions d’unités : </text:span><text:span text:style-name="MT29">Vitesse</text:span></text:p>
      </style:header>
      <style:header-left>
        <text:p text:style-name="_5f_Header_20_N_20_page_20_impaire_20__28_D_29_"><text:span text:style-name="MT20">Conversions d’unités : </text:span><text:span text:style-name="MT29">Vitesse</text:span></text:p>
      </style:header-left>
      <style:footer>
        <text:p text:style-name="MP18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2">Conversions d’unités : </text:span><text:span text:style-name="MT30">vitesse</text:span><text:span text:style-name="MT18"> </text:span></text:p></draw:text-box></draw:frame><draw:g text:anchor-type="paragraph" draw:z-index="169" draw:name="Shape4_140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8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"><draw:g text:anchor-type="paragraph" draw:z-index="170" draw:name="Shape4_4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4">Conversions d’unités : </text:span><text:span text:style-name="MT30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3" draw:style-name="Mdp1">
      <style:header>
        <text:p text:style-name="_5f_Header_20_N_20_page_20_impaire_20__28_D_29_"><text:s/><text:span text:style-name="MT25">Conversions d’unités : </text:span><text:span text:style-name="MT31">Temps et durées</text:span></text:p>
      </style:header>
      <style:header-left>
        <text:p text:style-name="_5f_Header_20_N_20_page_20_impaire_20__28_D_29_"><text:s/><text:span text:style-name="MT25">Conversions d’unités : </text:span><text:span text:style-name="MT31">Temps et durées</text:span></text:p>
      </style:header-left>
      <style:footer>
        <text:p text:style-name="MP1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2">Conversions d’unités : </text:span><text:span text:style-name="MT32">Temps et </text:span><text:span text:style-name="MT33">Durée</text:span><text:span text:style-name="MT18"> </text:span></text:p></draw:text-box></draw:frame><draw:g text:anchor-type="paragraph" draw:z-index="176" draw:name="Shape4_137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172" draw:name="Shape4_143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173" draw:name="Shape4_144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2" draw:style-name="Mdp1">
      <style:header>
        <text:p text:style-name="_5f_Header_20_N_20_page_20_impaire_20__28_D_29_"><text:span text:style-name="MT20">Conversions d’unités : </text:span><text:span text:style-name="MT34">Temps et d</text:span><text:span text:style-name="MT35">urées</text:span></text:p>
      </style:header>
      <style:header-left>
        <text:p text:style-name="_5f_Header_20_N_20_page_20_impaire_20__28_D_29_"><text:span text:style-name="MT20">Conversions d’unités : </text:span><text:span text:style-name="MT34">Temps et d</text:span><text:span text:style-name="MT35">urées</text:span></text:p>
      </style:header-left>
      <style:footer>
        <text:p text:style-name="MP18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2">Conversions d’unités : </text:span><text:span text:style-name="MT36">temps et </text:span><text:span text:style-name="MT37">durées</text:span><text:span text:style-name="MT18"> </text:span></text:p></draw:text-box></draw:frame><draw:g text:anchor-type="paragraph" draw:z-index="174" draw:name="Shape4_132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8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"><draw:g text:anchor-type="paragraph" draw:z-index="175" draw:name="Shape4_141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4">Conversions d’unités : </text:span><text:span text:style-name="MT36">temps et </text:span><text:span text:style-name="MT37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3" draw:style-name="Mdp1">
      <style:header>
        <text:p text:style-name="Header"><text:s/><text:span text:style-name="MT25">Conversions d’unités : </text:span><text:span text:style-name="MT34">Temps et d</text:span><text:span text:style-name="MT35">urées</text:span></text:p>
      </style:header>
      <style:header-left>
        <text:p text:style-name="Header"><text:s/><text:span text:style-name="MT25">Conversions d’unités : </text:span><text:span text:style-name="MT34">Temps et d</text:span><text:span text:style-name="MT35">urées</text:span></text:p>
      </style:header-left>
      <style:footer>
        <text:p text:style-name="MP1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2">Conversions d’unités : </text:span><text:span text:style-name="MT36">temps et </text:span><text:span text:style-name="MT37">durées</text:span><text:span text:style-name="MT18"> </text:span></text:p></draw:text-box></draw:frame><draw:g text:anchor-type="paragraph" draw:z-index="179" draw:name="Shape4_131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180" draw:name="Shape4_138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177" draw:name="Shape4_139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2" draw:style-name="Mdp1">
      <style:header>
        <text:p text:style-name="_5f_Header_20_N_20_page_20_impaire_20__28_D_29_"><text:span text:style-name="MT20">Conversions d’unités : </text:span><text:span text:style-name="MT38">Capacités</text:span></text:p>
      </style:header>
      <style:header-left>
        <text:p text:style-name="_5f_Header_20_N_20_page_20_impaire_20__28_D_29_"><text:span text:style-name="MT20">Conversions d’unités : </text:span><text:span text:style-name="MT38">Capacités</text:span></text:p>
      </style:header-left>
      <style:footer>
        <text:p text:style-name="MP18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2">Conversions d’unités : </text:span><text:span text:style-name="MT39">Capacités</text:span><text:span text:style-name="MT18"> </text:span></text:p></draw:text-box></draw:frame><draw:g text:anchor-type="paragraph" draw:z-index="178" draw:name="Shape4_148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8"/>
      </style:footer-left>
    </style:master-page>
    <style:master-page style:name="_35__5f_3_5f_SERIE_5f_N_5f_GAUCHE_5f_ET_5f_DROITE_5f_1COL" style:display-name="5_3_SERIE_N_GAUCHE_ET_DROITE_1COL" style:page-layout-name="Mpm13" draw:style-name="Mdp1">
      <style:header>
        <text:p text:style-name="Header"><text:s/><text:span text:style-name="MT25">Conversions d’unités : </text:span><text:span text:style-name="MT38">Capacités</text:span></text:p>
      </style:header>
      <style:header-left>
        <text:p text:style-name="Header"><text:s/><text:span text:style-name="MT25">Conversions d’unités : </text:span><text:span text:style-name="MT38">Capacités</text:span></text:p>
      </style:header-left>
      <style:footer>
        <text:p text:style-name="MP1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2">Conversions d’unités : </text:span><text:span text:style-name="MT40">capacités</text:span><text:span text:style-name="MT18"> </text:span></text:p></draw:text-box></draw:frame><draw:g text:anchor-type="paragraph" draw:z-index="181" draw:name="Shape4_136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182" draw:name="Shape4_134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183" draw:name="Shape4_135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2" draw:style-name="Mdp1">
      <style:header>
        <text:p text:style-name="_5f_Header_20_N_20_page_20_impaire_20__28_D_29_"><text:span text:style-name="MT41"><text:s/></text:span><text:span text:style-name="MT25">Conversions d’unités : </text:span><text:span text:style-name="MT41">masses</text:span></text:p>
      </style:header>
      <style:header-left>
        <text:p text:style-name="_5f_Header_20_N_20_page_20_impaire_20__28_D_29_"><text:span text:style-name="MT41"><text:s/></text:span><text:span text:style-name="MT25">Conversions d’unités : </text:span><text:span text:style-name="MT41">masses</text:span></text:p>
      </style:header-left>
      <style:footer>
        <text:p text:style-name="MP29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2">Conversions d’unités : </text:span><text:span text:style-name="MT42">Masses</text:span><text:span text:style-name="MT18"> </text:span></text:p></draw:text-box></draw:frame><draw:g text:anchor-type="paragraph" draw:z-index="184" draw:name="Shape4_128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draw:g text:anchor-type="paragraph" draw:z-index="185" draw:name="Shape4_126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8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"><draw:g text:anchor-type="paragraph" draw:z-index="186" draw:name="Shape4_3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4">Conversions d’unités : </text:span><text:span text:style-name="MT43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3" draw:style-name="Mdp1">
      <style:header>
        <text:p text:style-name="_5f_Header_20_N_20_page_20_impaire_20__28_D_29_"><text:s/><text:span text:style-name="MT25">Conversions d’unités : </text:span><text:span text:style-name="MT41">masses</text:span></text:p>
      </style:header>
      <style:header-left>
        <text:p text:style-name="_5f_Header_20_N_20_page_20_impaire_20__28_D_29_"><text:s/><text:span text:style-name="MT25">Conversions d’unités : </text:span><text:span text:style-name="MT41">masses</text:span></text:p>
      </style:header-left>
      <style:footer>
        <text:p text:style-name="MP1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2">Conversions d’unités : </text:span><text:span text:style-name="MT44">masses</text:span><text:span text:style-name="MT18"> </text:span></text:p></draw:text-box></draw:frame><draw:g text:anchor-type="paragraph" draw:z-index="187" draw:name="Shape4_123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188" draw:name="Shape4_129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189" draw:name="Shape4_130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2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30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2"><draw:g text:anchor-type="paragraph" draw:z-index="196" draw:name="Shape4_109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45">Périmètre : </text:span><text:span text:style-name="MT46">Problèmes</text:span></text:p></draw:text-box></draw:frame></text:p>
      </style:footer>
      <style:footer-left>
        <text:p text:style-name="MP30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1"><text:span text:style-name="MT45">Périmètre : </text:span><text:span text:style-name="MT46">Problèmes</text:span></text:p></draw:text-box></draw:frame><draw:g text:anchor-type="paragraph" draw:z-index="197" draw:name="Shape4_122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202" draw:name="Shape4_108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200" draw:name="Shape4_120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199" draw:name="Shape4_121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2" draw:style-name="Mdp1">
      <style:header>
        <text:p text:style-name="_5f_Header_20_M_20_page_20_impaire_20__28_D_29_"><draw:line text:anchor-type="paragraph" draw:z-index="204" draw:name="Shape3_16" draw:style-name="Mgr9" draw:text-style-name="MP10" svg:x1="12.726cm" svg:y1="0.399cm" svg:x2="20.496cm" svg:y2="0.36cm"><text:p/></draw:line><text:span text:style-name="MT47">Périmètre</text:span> : <text:span text:style-name="MT48">Périmètres et unités</text:span></text:p>
      </style:header>
      <style:header-left>
        <text:p text:style-name="MP32"><draw:line text:anchor-type="paragraph" draw:z-index="205" draw:name="Shape3_17" draw:style-name="Mgr9" draw:text-style-name="MP10" svg:x1="16.083cm" svg:y1="0.383cm" svg:x2="20.496cm" svg:y2="0.36cm"><text:p/></draw:line><text:span text:style-name="MT47">Périmètre</text:span> : <text:span text:style-name="MT48">Périmètres et unités</text:span></text:p>
      </style:header-left>
      <style:footer>
        <text:p text:style-name="MP18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"><draw:g text:anchor-type="paragraph" draw:z-index="201" draw:name="Shape4_107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45">Périmètre <text:s/>: </text:span><text:span text:style-name="MT49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16121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208" draw:name="Shape4_12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206" draw:name="Shape4_263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203" draw:name="Shape4_265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2" draw:style-name="Mdp1">
      <style:header>
        <text:p text:style-name="_5f_Header_20_M_20_page_20_impaire_20__28_D_29_"><draw:line text:anchor-type="paragraph" draw:z-index="212" draw:name="Shape3_11" draw:style-name="Mgr9" draw:text-style-name="MP10" svg:x1="12.45cm" svg:y1="0.362cm" svg:x2="20.497cm" svg:y2="0.36cm"><text:p/></draw:line><text:span text:style-name="MT47">Périmètre</text:span> : <text:span text:style-name="MT50">Mesurer, reporter</text:span></text:p>
      </style:header>
      <style:header-left>
        <text:p text:style-name="_5f_Header_20_M_20_page_20_impaire_20__28_D_29_"><draw:line text:anchor-type="paragraph" draw:z-index="213" draw:name="Shape3_20" draw:style-name="Mgr9" draw:text-style-name="MP10" svg:x1="12.45cm" svg:y1="0.362cm" svg:x2="20.497cm" svg:y2="0.36cm"><text:p/></draw:line><text:span text:style-name="MT47">Périmètre</text:span> : <text:span text:style-name="MT50">Mesurer, reporter</text:span></text:p>
      </style:header-left>
      <style:footer>
        <text:p text:style-name="MP18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"><draw:g text:anchor-type="paragraph" draw:z-index="207" draw:name="Shape4_113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45">Périmètre : </text:span><text:span text:style-name="MT51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209" draw:name="Shape4_18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210" draw:name="Shape4_114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211" draw:name="Shape4_115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2" draw:style-name="Mdp1">
      <style:header>
        <text:p text:style-name="_5f_Header_20_M_20_page_20_impaire_20__28_D_29_"><text:span text:style-name="MT47">Périmètre</text:span> : <text:span text:style-name="MT47">Calculs sur une figure</text:span></text:p>
      </style:header>
      <style:header-left>
        <text:p text:style-name="_5f_Header_20_M_20_page_20_paire_20__28_G_29_"><text:span text:style-name="MT47">Périmètre</text:span> : <text:span text:style-name="MT47">Calculs sur une figure</text:span></text:p>
      </style:header-left>
      <style:footer>
        <text:p text:style-name="MP18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2"><draw:g text:anchor-type="paragraph" draw:z-index="214" draw:name="Shape4_94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2"><draw:g text:anchor-type="paragraph" draw:z-index="215" draw:name="Shape4_95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16" draw:name="Shape4_96" draw:style-name="Mgr1"><draw:path draw:style-name="Mgr6" draw:text-style-name="MP19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220" draw:name="Shape4_93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217" draw:name="Shape4_102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218" draw:name="Shape4_101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2" draw:style-name="Mdp1">
      <style:header>
        <text:p text:style-name="_5f_Header_20_D_20_page_20_impaire_20__28_D_29_"><text:span text:style-name="MT52">Proportionnalité et pourcentage</text:span><text:span text:style-name="MT53"> </text:span>: <text:span text:style-name="MT54">Pourcentages</text:span> </text:p>
      </style:header>
      <style:header-left>
        <text:p text:style-name="_5f_Header_20_D_20_page_20_impaire_20__28_D_29_"><text:span text:style-name="MT52">Proportionnalité et pourcentage</text:span><text:span text:style-name="MT53"> </text:span>: <text:span text:style-name="MT54">Pourcentages</text:span> </text:p>
      </style:header-left>
      <style:footer>
        <text:p text:style-name="MP18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2"><draw:g text:anchor-type="paragraph" draw:z-index="222" draw:name="Shape4_98" draw:style-name="Mgr1"><draw:path draw:style-name="Mgr8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55">Proportionnalité et pourcentage : </text:span><text:span text:style-name="MT56">pourcentages</text:span></text:p></draw:text-box></draw:frame></text:p>
      </style:footer>
      <style:footer-left>
        <text:p text:style-name="MP1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57">Proportionnalité et pourcentages : </text:span><text:span text:style-name="MT56">pourcentages</text:span></text:p></draw:text-box></draw:frame><draw:g text:anchor-type="paragraph" draw:z-index="219" draw:name="Shape4_112" draw:style-name="Mgr1"><draw:path draw:style-name="Mgr8" draw:text-style-name="MP23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3" draw:style-name="Mdp1">
      <style:header>
        <text:p text:style-name="Header"><text:span text:style-name="MT52">Proportionnalité et pourcentages</text:span><text:span text:style-name="MT53"> </text:span>: <text:span text:style-name="MT52">proportionnalité</text:span> </text:p>
        <text:p text:style-name="MP35"/>
      </style:header>
      <style:header-left>
        <text:p text:style-name="Header"><text:span text:style-name="MT52">Proportionnalité et pourcentages</text:span><text:span text:style-name="MT53"> </text:span>: <text:span text:style-name="MT52">proportionnalité</text:span> </text:p>
        <text:p text:style-name="MP35"/>
      </style:header-left>
      <style:footer>
        <text:p text:style-name="MP1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6">Proportionnalité et pourcentages : proportionalité</text:p></draw:text-box></draw:frame><draw:g text:anchor-type="paragraph" draw:z-index="224" draw:name="Shape4_2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7">: </text:p></draw:text-box></draw:frame><draw:g text:anchor-type="paragraph" draw:z-index="221" draw:name="Shape4_9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2" draw:style-name="Mdp1">
      <style:header>
        <text:p text:style-name="_5f_Header_20_D_20_page_20_impaire_20__28_D_29_"><text:span text:style-name="MT58">Utiliser des données</text:span> : <text:span text:style-name="MT58">Organiser</text:span> </text:p>
      </style:header>
      <style:header-left>
        <text:p text:style-name="MP38"><text:span text:style-name="MT58">Utiliser des données</text:span> : <text:span text:style-name="MT58">Organiser</text:span> </text:p>
      </style:header-left>
      <style:footer>
        <text:p text:style-name="MP18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"><draw:g text:anchor-type="paragraph" draw:z-index="232" draw:name="Shape4_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9">R</text:span>epères du plan : se repérer</text:p></draw:text-box></draw:frame></text:p>
      </style:footer>
      <style:footer-left>
        <text:p text:style-name="MP1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2"><draw:g text:anchor-type="paragraph" draw:z-index="233" draw:name="Shape4_7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9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3" draw:style-name="Mdp1">
      <style:header>
        <text:p text:style-name="_5f_Header_20_D_20_page_20_paire_20__28_G_29_"><text:s/><text:span text:style-name="MT53">Utilis</text:span><text:span text:style-name="MT60">er des</text:span><text:span text:style-name="MT53"> données </text:span>: <text:span text:style-name="MT61">Organiser</text:span> </text:p>
      </style:header>
      <style:header-left>
        <text:p text:style-name="_5f_Header_20_D_20_page_20_paire_20__28_G_29_"><text:s/><text:span text:style-name="MT53">Utilis</text:span><text:span text:style-name="MT60">er des</text:span><text:span text:style-name="MT53"> données </text:span>: <text:span text:style-name="MT61">Organiser</text:span> </text:p>
      </style:header-left>
      <style:footer>
        <text:p text:style-name="MP1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62">Utilis</text:span><text:span text:style-name="MT63">er</text:span><text:span text:style-name="MT62"> de</text:span><text:span text:style-name="MT63">s</text:span><text:span text:style-name="MT62"> données</text:span><text:span text:style-name="MT18"> : </text:span><text:span text:style-name="MT64">Organiser</text:span><text:span text:style-name="MT18"> </text:span></text:p></draw:text-box></draw:frame><draw:g text:anchor-type="paragraph" draw:z-index="240" draw:name="Shape4_74" draw:style-name="Mgr1"><draw:path draw:style-name="Mgr8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62">Utilis</text:span><text:span text:style-name="MT63">er</text:span><text:span text:style-name="MT62"> de</text:span><text:span text:style-name="MT63">s</text:span><text:span text:style-name="MT62"> données</text:span><text:span text:style-name="MT18"> : </text:span><text:span text:style-name="MT64">Organiser</text:span><text:span text:style-name="MT18"> </text:span></text:p></draw:text-box></draw:frame><draw:g text:anchor-type="paragraph" draw:z-index="236" draw:name="Shape4_75" draw:style-name="Mgr1"><draw:path draw:style-name="Mgr8" draw:text-style-name="MP40" svg:width="0.855cm" svg:height="1.172cm" svg:x="-0.268cm" svg:y="-0.175cm" svg:viewBox="0 0 856 1173" svg:d="M856 1173h-856v-991c0-100 79-182 175-182h505c97 0 176 82 176 182z"><text:p/></draw:path></draw:g><draw:g text:anchor-type="paragraph" draw:z-index="237" draw:name="Shape4_259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2" draw:style-name="Mdp1">
      <style:header>
        <text:p text:style-name="MP41"><text:span text:style-name="MT65">Repères du plan : Se repérer</text:span> </text:p>
      </style:header>
      <style:header-left>
        <text:p text:style-name="MP41"><text:span text:style-name="MT65">Repères du plan : Se repérer</text:span> </text:p>
      </style:header-left>
      <style:footer>
        <text:p text:style-name="MP18"><draw:frame draw:style-name="Mfr1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2"><draw:g text:anchor-type="paragraph" draw:z-index="238" draw:name="Shape4_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9">R</text:span>epères du plan : se repérer</text:p></draw:text-box></draw:frame></text:p>
      </style:footer>
      <style:footer-left>
        <text:p text:style-name="MP1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"><draw:g text:anchor-type="paragraph" draw:z-index="239" draw:name="Shape4_11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9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1" draw:style-name="Mdp1">
      <style:header>
        <text:p text:style-name="_5f_Header_20_D_20_page_20_impaire_20__28_D_29_"><text:s/><text:span text:style-name="MT53">Utilis</text:span><text:span text:style-name="MT60">er des</text:span><text:span text:style-name="MT53"> données </text:span>: <text:span text:style-name="MT66">Représenter</text:span> </text:p>
      </style:header>
      <style:header-left>
        <text:p text:style-name="_5f_Header_20_D_20_page_20_paire_20__28_G_29_"><text:span text:style-name="_5f_Caractères"><text:span text:style-name="MT67"><text:s/>Utiliser des données : Représenter </text:span></text:span></text:p>
      </style:header-left>
      <style:footer>
        <text:p text:style-name="MP1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21"><text:span text:style-name="MT62">Utilis</text:span><text:span text:style-name="MT63">er</text:span><text:span text:style-name="MT62"> de</text:span><text:span text:style-name="MT63">s</text:span><text:span text:style-name="MT62"> données</text:span><text:span text:style-name="MT18"> : </text:span><text:span text:style-name="MT69">représenter</text:span><text:span text:style-name="MT18"> </text:span></text:p></draw:text-box></draw:frame><draw:g text:anchor-type="paragraph" draw:z-index="241" draw:name="Shape4_70" draw:style-name="Mgr1"><draw:path draw:style-name="Mgr8" draw:text-style-name="MP23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62">Utilis</text:span><text:span text:style-name="MT63">er</text:span><text:span text:style-name="MT62"> de</text:span><text:span text:style-name="MT63">s</text:span><text:span text:style-name="MT62"> données</text:span><text:span text:style-name="MT18"> : </text:span><text:span text:style-name="MT69">représenter</text:span><text:span text:style-name="MT18"> </text:span></text:p></draw:text-box></draw:frame><draw:g text:anchor-type="paragraph" draw:z-index="242" draw:name="Shape4_91" draw:style-name="Mgr1"><draw:path draw:style-name="Mgr8" draw:text-style-name="MP40" svg:width="0.855cm" svg:height="1.172cm" svg:x="-0.268cm" svg:y="-0.175cm" svg:viewBox="0 0 856 1173" svg:d="M856 1173h-856v-991c0-100 79-182 175-182h505c97 0 176 82 176 182z"><text:p/></draw:path></draw:g><draw:g text:anchor-type="paragraph" draw:z-index="243" draw:name="Shape4_90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2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"><draw:g text:anchor-type="paragraph" draw:z-index="246" draw:name="Shape4_82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70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3">Résoudre des problèmes</text:p></draw:text-box></draw:frame><draw:g text:anchor-type="paragraph" draw:z-index="247" draw:name="Shape4_97" draw:style-name="Mgr1"><draw:path draw:style-name="Mgr7" draw:text-style-name="MP22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253" draw:name="Shape4_68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249" draw:name="Shape4_89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250" draw:name="Shape4_83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2" draw:style-name="Mdp1">
      <style:header>
        <text:p text:style-name="_5f_Header_20_N_20_page_20_impaire_20__28_D_29_"><text:span text:style-name="MT71">Calculer : </text:span><text:span text:style-name="MT72">Distributivité</text:span><text:span text:style-name="MT71"> </text:span></text:p>
      </style:header>
      <style:header-left>
        <text:p text:style-name="_5f_Header_20_N_20_page_20_impaire_20__28_D_29_"><text:span text:style-name="MT71">Calculer : </text:span><text:span text:style-name="MT72">Distributivité</text:span><text:span text:style-name="MT71"> </text:span></text:p>
      </style:header-left>
      <style:footer>
        <text:p text:style-name="MP18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2"><draw:g text:anchor-type="paragraph" draw:z-index="255" draw:name="Shape4_79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73">calculer</text:span><text:span text:style-name="MT74"> : </text:span><text:span text:style-name="MT75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261" draw:name="Shape4_64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258" draw:name="Shape4_80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259" draw:name="Shape4_81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2" draw:style-name="Mdp1">
      <style:header>
        <text:p text:style-name="_5f_Header_20_N_20_page_20_impaire_20__28_D_29_"><text:span text:style-name="MT71">Calculer : </text:span><text:span text:style-name="MT76">Critères de divisibilité</text:span><text:span text:style-name="MT71"> </text:span></text:p>
      </style:header>
      <style:header-left>
        <text:p text:style-name="_5f_Header_20_N_20_page_20_impaire_20__28_D_29_"><text:span text:style-name="MT71">Calculer : </text:span><text:span text:style-name="MT76">Critères de divisibilité</text:span><text:span text:style-name="MT71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2"><draw:g text:anchor-type="paragraph" draw:z-index="263" draw:name="Shape4_61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73">calculer</text:span><text:span text:style-name="MT74"> : </text:span><text:span text:style-name="MT77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5"><text:span text:style-name="MT73">calculer</text:span><text:span text:style-name="MT74"> : </text:span><text:span text:style-name="MT77">critères de divisibilité</text:span></text:p></draw:text-box></draw:frame><draw:g text:anchor-type="paragraph" draw:z-index="260" draw:name="Shape4_65" draw:style-name="Mgr1"><draw:path draw:style-name="Mgr7" draw:text-style-name="MP22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3" draw:style-name="Mdp1">
      <style:header>
        <text:p text:style-name="MP46"><text:span text:style-name="MT78">G</text:span>éométrie plane : Parallèles, perpendiculaires,<text:line-break/> distances</text:p>
      </style:header>
      <style:header-left>
        <text:p text:style-name="MP47"><text:s/><text:span text:style-name="MT78">Géométrie plane</text:span> : <text:span text:style-name="MT79">P</text:span><text:span text:style-name="MT80">arallèles, perpendiculaires,<text:line-break/> </text:span><text:span text:style-name="MT81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82">Géométrie plane : </text:span><text:span text:style-name="MT83">parallèles, perpendiculaires, </text:span><text:span text:style-name="MT84">distances</text:span></text:h></draw:text-box></draw:frame><draw:g text:anchor-type="paragraph" draw:z-index="266" draw:name="Shape4_59" draw:style-name="Mgr1"><draw:path draw:style-name="Mgr2" draw:text-style-name="MP3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48" text:outline-level="1"><text:span text:style-name="MT85">G</text:span>éométrie plane : Parallèles, perpendiculaires, distances</text:h></draw:text-box></draw:frame><draw:g text:anchor-type="paragraph" draw:z-index="262" draw:name="Shape4_62" draw:style-name="Mgr1"><draw:path draw:style-name="Mgr2" draw:text-style-name="MP3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2" draw:style-name="Mdp1">
      <style:header>
        <text:p text:style-name="_5f_Header_20_N_20_page_20_impaire_20__28_D_29_"><text:span text:style-name="MT71">Calculer : </text:span><text:span text:style-name="MT86">Diviser</text:span><text:span text:style-name="MT71"> </text:span></text:p>
      </style:header>
      <style:header-left>
        <text:p text:style-name="_5f_Header_20_N_20_page_20_impaire_20__28_D_29_"><text:span text:style-name="MT71">Calculer : </text:span><text:span text:style-name="MT86">Diviser</text:span><text:span text:style-name="MT71"> </text:span></text:p>
      </style:header-left>
      <style:footer>
        <text:p text:style-name="MP18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4"><draw:g text:anchor-type="paragraph" draw:z-index="264" draw:name="Shape4_51" draw:style-name="Mgr1"><draw:path draw:style-name="Mgr7" draw:text-style-name="MP22" svg:width="0.855cm" svg:height="1.172cm" svg:x="7.545cm" svg:y="-0.194cm" svg:viewBox="0 0 856 1173" svg:d="M856 1173h-856v-991c0-100 79-182 175-182h505c97 0 176 82 176 182z"><text:p/></draw:path></draw:g><text:span text:style-name="MT73">calculer</text:span><text:span text:style-name="MT74"> : </text:span><text:span text:style-name="MT87">diviser</text:span></text:p></draw:text-box></draw:frame></text:p>
      </style:footer>
      <style:footer-left>
        <text:p text:style-name="MP18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5"><text:span text:style-name="MT73">calculer</text:span><text:span text:style-name="MT74"> : </text:span><text:span text:style-name="MT87">diviser</text:span></text:p></draw:text-box></draw:frame><draw:g text:anchor-type="paragraph" draw:z-index="265" draw:name="Shape4_60" draw:style-name="Mgr1"><draw:path draw:style-name="Mgr7" draw:text-style-name="MP22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271" draw:name="Shape4_54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267" draw:name="Shape4_57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268" draw:name="Shape4_58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2" draw:style-name="Mdp1">
      <style:header>
        <text:p text:style-name="MP49">Calculer : <text:span text:style-name="MT88">Multiplier</text:span> </text:p>
      </style:header>
      <style:header-left>
        <text:p text:style-name="MP49">Calculer : <text:span text:style-name="MT88">Multiplier</text:span> </text:p>
      </style:header-left>
      <style:footer>
        <text:p text:style-name="MP18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4"><draw:g text:anchor-type="paragraph" draw:z-index="269" draw:name="Shape4_55" draw:style-name="Mgr1"><draw:path draw:style-name="Mgr7" draw:text-style-name="MP22" svg:width="0.855cm" svg:height="1.172cm" svg:x="7.535cm" svg:y="-0.178cm" svg:viewBox="0 0 856 1173" svg:d="M856 1173h-856v-991c0-100 79-182 175-182h505c97 0 176 82 176 182z"><text:p/></draw:path></draw:g><text:span text:style-name="MT73">calculer</text:span><text:span text:style-name="MT74"> : </text:span><text:span text:style-name="MT89">Multiplier</text:span></text:p></draw:text-box></draw:frame></text:p>
      </style:footer>
      <style:footer-left>
        <text:p text:style-name="MP18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5"><text:span text:style-name="MT73">calculer</text:span><text:span text:style-name="MT74"> : </text:span><text:span text:style-name="MT89">Multiplier</text:span></text:p></draw:text-box></draw:frame><draw:g text:anchor-type="paragraph" draw:z-index="270" draw:name="Shape4_262" draw:style-name="Mgr1"><draw:path draw:style-name="Mgr7" draw:text-style-name="MP22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275" draw:name="Shape4_50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272" draw:name="Shape4_52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273" draw:name="Shape4_53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2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8"><draw:frame draw:style-name="Mfr1" draw:name="Frame1102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0"><text:span text:style-name="MT73">calculer</text:span><text:span text:style-name="MT74"> : </text:span><text:span text:style-name="MT73">additionner et soustraire</text:span></text:p></draw:text-box></draw:frame><draw:g text:anchor-type="paragraph" draw:z-index="277" draw:name="Shape4_47" draw:style-name="Mgr1"><draw:path draw:style-name="Mgr7" draw:text-style-name="MP22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8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0"><text:span text:style-name="MT73">calculer</text:span><text:span text:style-name="MT74"> : </text:span><text:span text:style-name="MT73">additionner et soustraire</text:span></text:p></draw:text-box></draw:frame><draw:g text:anchor-type="paragraph" draw:z-index="274" draw:name="Shape4_261" draw:style-name="Mgr1"><draw:path draw:style-name="Mgr7" draw:text-style-name="MP22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3" draw:style-name="Mdp1">
      <style:header>
        <text:p text:style-name="_5f_Header_20_N_20_page_20_impaire_20__28_D_29_"><text:s/><text:span text:style-name="MT16">Calculer</text:span> : <text:span text:style-name="MT16">Additionner et soustraire</text:span></text:p>
      </style:header>
      <style:header-left>
        <text:p text:style-name="_5f_Header_20_N_20_page_20_paire_20__28_G_29_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276" draw:name="Shape4_46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278" draw:name="Shape4_48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2" draw:style-name="Mdp1">
      <style:header>
        <text:p text:style-name="MP51"><draw:path text:anchor-type="paragraph" draw:z-index="281" draw:name="Shape1_6" draw:style-name="Mgr10" draw:text-style-name="MP52" svg:width="4.329cm" svg:height="2.238cm" svg:x="-1.5cm" svg:y="-1.001cm" svg:viewBox="0 0 4330 2239" svg:d="M0 2239l3984-288c209-15 363-167 345-342l-170-1609h-4159z"><text:p/></draw:path><draw:line text:anchor-type="paragraph" draw:z-index="282" draw:name="Shape3_10" draw:style-name="Mgr11" draw:text-style-name="MP10" svg:x1="10.308cm" svg:y1="0.388cm" svg:x2="20.496cm" svg:y2="0.36cm"><text:p/></draw:line><text:span text:style-name="MT90">Fractions</text:span><text:span text:style-name="MT91"> : </text:span><text:span text:style-name="MT92">Problèmes</text:span><text:span text:style-name="MT91"> </text:span></text:p>
      </style:header>
      <style:header-left>
        <text:p text:style-name="MP51"><draw:line text:anchor-type="paragraph" draw:z-index="283" draw:name="Shape3_27" draw:style-name="Mgr11" draw:text-style-name="MP10" svg:x1="10.308cm" svg:y1="0.388cm" svg:x2="20.496cm" svg:y2="0.36cm"><text:p/></draw:line><draw:path text:anchor-type="paragraph" draw:z-index="284" draw:name="Shape1_10" draw:style-name="Mgr10" draw:text-style-name="MP52" svg:width="4.329cm" svg:height="2.238cm" svg:x="-1.5cm" svg:y="-1.001cm" svg:viewBox="0 0 4330 2239" svg:d="M0 2239l3984-288c209-15 363-167 345-342l-170-1609h-4159z"><text:p/></draw:path><text:span text:style-name="MT90">Fractions</text:span><text:span text:style-name="MT91"> : </text:span><text:span text:style-name="MT92">Problèmes</text:span><text:span text:style-name="MT91"> </text:span></text:p>
      </style:header-left>
      <style:footer>
        <text:p text:style-name="MP18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"><draw:g text:anchor-type="paragraph" draw:z-index="279" draw:name="Shape4_43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93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285" draw:name="Shape4_41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289" draw:name="Shape4_45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286" draw:name="Shape4_44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2" draw:style-name="Mdp1">
      <style:header>
        <text:p text:style-name="MP54"><draw:line text:anchor-type="paragraph" draw:z-index="294" draw:name="Shape3_9" draw:style-name="Mgr11" draw:text-style-name="MP10" svg:x1="10.37cm" svg:y1="0.365cm" svg:x2="20.496cm" svg:y2="0.36cm"><text:p/></draw:line><draw:path text:anchor-type="paragraph" draw:z-index="295" draw:name="Shape1_4" draw:style-name="Mgr10" draw:text-style-name="MP52" svg:width="4.329cm" svg:height="2.238cm" svg:x="-1.5cm" svg:y="-7.4cm" svg:viewBox="0 0 4330 2239" svg:d="M0 2239l3984-288c209-15 363-167 345-342l-170-1609h-4159z"><text:p/></draw:path><text:span text:style-name="MT94">Fractions</text:span> : <text:span text:style-name="MT94">Opérations</text:span> </text:p>
      </style:header>
      <style:header-left>
        <text:p text:style-name="MP54"><draw:path text:anchor-type="paragraph" draw:z-index="290" draw:name="Shape1_8" draw:style-name="Mgr10" draw:text-style-name="MP52" svg:width="4.329cm" svg:height="2.238cm" svg:x="-1.5cm" svg:y="-7.4cm" svg:viewBox="0 0 4330 2239" svg:d="M0 2239l3984-288c209-15 363-167 345-342l-170-1609h-4159z"><text:p/></draw:path><draw:line text:anchor-type="paragraph" draw:z-index="291" draw:name="Shape3_26" draw:style-name="Mgr11" draw:text-style-name="MP10" svg:x1="10.37cm" svg:y1="0.365cm" svg:x2="20.496cm" svg:y2="0.36cm"><text:p/></draw:line><text:span text:style-name="MT94">Fractions</text:span> : <text:span text:style-name="MT94">Opérations</text:span> </text:p>
      </style:header-left>
      <style:footer>
        <text:p text:style-name="MP18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"><draw:g text:anchor-type="paragraph" draw:z-index="292" draw:name="Shape4_38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93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298" draw:name="Shape4_37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296" draw:name="Shape4_39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293" draw:name="Shape4_40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2" draw:style-name="Mdp1">
      <style:header>
        <text:p text:style-name="MP56"><draw:line text:anchor-type="paragraph" draw:z-index="300" draw:name="Shape3_8" draw:style-name="Mgr11" draw:text-style-name="MP10" svg:x1="17.736cm" svg:y1="0.376cm" svg:x2="20.496cm" svg:y2="0.36cm"><text:p/></draw:line><text:span text:style-name="MT95">Fractions</text:span> : <text:span text:style-name="MT95">Fractions, décimaux et comparaison</text:span></text:p>
      </style:header>
      <style:header-left>
        <text:p text:style-name="MP56"><draw:line text:anchor-type="paragraph" draw:z-index="301" draw:name="Shape3_25" draw:style-name="Mgr11" draw:text-style-name="MP10" svg:x1="17.736cm" svg:y1="0.376cm" svg:x2="20.496cm" svg:y2="0.36cm"><text:p/></draw:line><text:span text:style-name="MT95">Fractions</text:span> : <text:span text:style-name="MT95">Fractions, décimaux et comparaison</text:span></text:p>
      </style:header-left>
      <style:footer>
        <text:p text:style-name="MP18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"><draw:g text:anchor-type="paragraph" draw:z-index="297" draw:name="Shape4_34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93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304" draw:name="Shape4_33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302" draw:name="Shape4_35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299" draw:name="Shape4_36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2" draw:style-name="Mdp1">
      <style:header>
        <text:p text:style-name="MP58"><draw:line text:anchor-type="paragraph" draw:z-index="307" draw:name="Shape3_24" draw:style-name="Mgr11" draw:text-style-name="MP10" svg:x1="11.52cm" svg:y1="0.376cm" svg:x2="20.496cm" svg:y2="0.36cm"><text:p/></draw:line><text:span text:style-name="MT96">Fractions</text:span> : <text:span text:style-name="MT96">Droite graduée</text:span></text:p>
      </style:header>
      <style:header-left>
        <text:p text:style-name="MP58"><draw:line text:anchor-type="paragraph" draw:z-index="308" draw:name="Shape3_28" draw:style-name="Mgr11" draw:text-style-name="MP10" svg:x1="11.52cm" svg:y1="0.376cm" svg:x2="20.496cm" svg:y2="0.36cm"><text:p/></draw:line><text:span text:style-name="MT96">Fractions</text:span> : <text:span text:style-name="MT96">Droite graduée</text:span></text:p>
      </style:header-left>
      <style:footer>
        <text:p text:style-name="MP18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"><draw:g text:anchor-type="paragraph" draw:z-index="303" draw:name="Shape4_30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93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305" draw:name="Shape4_29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122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309" draw:name="Shape4_32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306" draw:name="Shape4_31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2" draw:style-name="Mdp1">
      <style:header>
        <text:p text:style-name="MP60"><draw:line text:anchor-type="paragraph" draw:z-index="313" draw:name="Shape3_14" draw:style-name="Mgr11" draw:text-style-name="MP10" svg:x1="12.876cm" svg:y1="0.392cm" svg:x2="20.496cm" svg:y2="0.36cm"><text:p/></draw:line><draw:path text:anchor-type="paragraph" draw:z-index="314" draw:name="Shape1_3" draw:style-name="Mgr10" draw:text-style-name="MP52" svg:width="4.329cm" svg:height="2.238cm" svg:x="-1.8cm" svg:y="-8.982cm" svg:viewBox="0 0 4330 2239" svg:d="M0 2239l3984-288c209-15 363-167 345-342l-170-1609h-4159z"><text:p/></draw:path><text:span text:style-name="MT97">Fractions</text:span> : <text:span text:style-name="MT97">Vocabulaire et sens</text:span></text:p>
      </style:header>
      <style:header-left>
        <text:p text:style-name="MP60"><draw:line text:anchor-type="paragraph" draw:z-index="310" draw:name="Shape3_23" draw:style-name="Mgr11" draw:text-style-name="MP10" svg:x1="12.876cm" svg:y1="0.392cm" svg:x2="20.496cm" svg:y2="0.36cm"><text:p/></draw:line><draw:path text:anchor-type="paragraph" draw:z-index="311" draw:name="Shape1_7" draw:style-name="Mgr10" draw:text-style-name="MP52" svg:width="4.329cm" svg:height="2.238cm" svg:x="-1.8cm" svg:y="-8.982cm" svg:viewBox="0 0 4330 2239" svg:d="M0 2239l3984-288c209-15 363-167 345-342l-170-1609h-4159z"><text:p/></draw:path><text:span text:style-name="MT97">Fractions</text:span> : <text:span text:style-name="MT97">Vocabulaire et sens</text:span></text:p>
      </style:header-left>
      <style:footer>
        <text:p text:style-name="MP18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2"><draw:g text:anchor-type="paragraph" draw:z-index="312" draw:name="Shape4_26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3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319" draw:name="Shape4_27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315" draw:name="Shape4_28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316" draw:name="Shape4_0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2" draw:style-name="Mdp1">
      <style:header>
        <text:p text:style-name="MP62"><draw:path text:anchor-type="paragraph" draw:z-index="321" draw:name="Shape1_1" draw:style-name="Mgr10" draw:text-style-name="MP52" svg:width="4.329cm" svg:height="2.238cm" svg:x="-1.8cm" svg:y="-8.982cm" svg:viewBox="0 0 4330 2239" svg:d="M0 2239l3984-288c209-15 363-167 345-342l-170-1609h-4159z"><text:p/></draw:path><draw:line text:anchor-type="paragraph" draw:z-index="322" draw:name="Shape3_13" draw:style-name="Mgr11" draw:text-style-name="MP10" svg:x1="15.337cm" svg:y1="0.36cm" svg:x2="20.496cm" svg:y2="0.36cm"><text:p/></draw:line><text:span text:style-name="MT98">Fractions</text:span> : <text:span text:style-name="MT98">Représentation géométrique</text:span></text:p>
      </style:header>
      <style:header-left>
        <text:p text:style-name="MP62"><draw:line text:anchor-type="paragraph" draw:z-index="317" draw:name="Shape3_21" draw:style-name="Mgr11" draw:text-style-name="MP10" svg:x1="15.337cm" svg:y1="0.36cm" svg:x2="20.496cm" svg:y2="0.36cm"><text:p/></draw:line><draw:path text:anchor-type="paragraph" draw:z-index="318" draw:name="Shape1_13" draw:style-name="Mgr10" draw:text-style-name="MP52" svg:width="4.329cm" svg:height="2.238cm" svg:x="-1.8cm" svg:y="-8.982cm" svg:viewBox="0 0 4330 2239" svg:d="M0 2239l3984-288c209-15 363-167 345-342l-170-1609h-4159z"><text:p/></draw:path><text:span text:style-name="MT98">Fractions</text:span> : <text:span text:style-name="MT98">Représentation géométrique</text:span></text:p>
      </style:header-left>
      <style:footer>
        <text:p text:style-name="MP18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3"><text:span text:style-name="MT93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325" draw:name="Shape4_24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323" draw:name="Shape4_25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320" draw:name="Shape4_86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2" draw:style-name="Mdp1">
      <style:header>
        <text:p text:style-name="MP64"><draw:line text:anchor-type="paragraph" draw:z-index="329" draw:name="Shape3_5" draw:style-name="Mgr11" draw:text-style-name="MP10" svg:x1="18.701cm" svg:y1="0.36cm" svg:x2="20.497cm" svg:y2="0.36cm"><text:p/></draw:line><text:span text:style-name="MT99">Nombres entiers et décimaux</text:span> : <text:span text:style-name="MT99">Comparer, encadrer</text:span></text:p>
      </style:header>
      <style:header-left>
        <text:p text:style-name="MP64"><draw:line text:anchor-type="paragraph" draw:z-index="330" draw:name="Shape3_6" draw:style-name="Mgr11" draw:text-style-name="MP10" svg:x1="18.701cm" svg:y1="0.36cm" svg:x2="20.497cm" svg:y2="0.36cm"><text:p/></draw:line><text:span text:style-name="MT99">Nombres entiers et décimaux</text:span> : <text:span text:style-name="MT99">Comparer, encadrer</text:span></text:p>
      </style:header-left>
      <style:footer>
        <text:p text:style-name="MP18"><draw:frame draw:style-name="Mfr1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2"><draw:g text:anchor-type="paragraph" draw:z-index="324" draw:name="Shape4_19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93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327" draw:name="Shape4_14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326" draw:name="Shape4_21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328" draw:name="Shape4_20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2" draw:style-name="Mdp1">
      <style:header>
        <text:p text:style-name="MP66"><draw:line text:anchor-type="paragraph" draw:z-index="334" draw:name="Shape3_2" draw:style-name="Mgr11" draw:text-style-name="MP10" svg:x1="16.083cm" svg:y1="0.383cm" svg:x2="20.496cm" svg:y2="0.36cm"><text:p/></draw:line>Nombres entiers et décimaux : Numération</text:p>
      </style:header>
      <style:header-left>
        <text:p text:style-name="MP66"><draw:line text:anchor-type="paragraph" draw:z-index="335" draw:name="Shape3_3" draw:style-name="Mgr12" draw:text-style-name="MP10" svg:x1="16.085cm" svg:y1="1.458cm" svg:x2="20.498cm" svg:y2="1.435cm"><text:p/></draw:line>Nombres entiers et décimaux : Numération</text:p>
      </style:header-left>
      <style:footer>
        <text:p text:style-name="MP18"><draw:g text:anchor-type="paragraph" draw:z-index="331" draw:name="Shape4_42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7"><text:span text:style-name="MT93">N</text:span>ombres entiers et décimaux : numération</text:p></draw:text-box></draw:frame></text:p>
      </style:footer>
      <style:footer-left>
        <text:p text:style-name="MP18"><draw:g text:anchor-type="paragraph" draw:z-index="332" draw:name="Shape4_8" draw:style-name="Mgr1"><draw:path draw:style-name="Mgr7" draw:text-style-name="MP22" svg:width="0.855cm" svg:height="1.172cm" svg:x="-0.217cm" svg:y="-0.175cm" svg:viewBox="0 0 856 1173" svg:d="M856 1173h-856v-991c0-100 79-182 175-182h505c97 0 176 82 176 182z"><text:p/></draw:path></draw:g><draw:frame draw:style-name="Mfr1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7"><text:span text:style-name="MT93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338" draw:name="Shape4_78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336" draw:name="Shape4_110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333" draw:name="Shape4_92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2" draw:style-name="Mdp1">
      <style:header>
        <text:p text:style-name="MP68"><draw:line text:anchor-type="paragraph" draw:z-index="342" draw:name="Shape3_15" draw:style-name="Mgr11" draw:text-style-name="MP10" svg:x1="17.597cm" svg:y1="0.383cm" svg:x2="19.595cm" svg:y2="0.383cm"><text:p/></draw:line><text:span text:style-name="MT91">Nombres entiers et décimaux : </text:span><text:span text:style-name="Character_5f_20_5f_style"><text:span text:style-name="MT100">×</text:span></text:span><text:span text:style-name="MT101"> 10, 100, 1000</text:span></text:p>
      </style:header>
      <style:header-left>
        <text:p text:style-name="MP68"><draw:line text:anchor-type="paragraph" draw:z-index="343" draw:name="Shape3_19" draw:style-name="Mgr11" draw:text-style-name="MP10" svg:x1="17.597cm" svg:y1="0.383cm" svg:x2="19.595cm" svg:y2="0.383cm"><text:p/></draw:line><text:span text:style-name="MT91">Nombres entiers et décimaux : </text:span><text:span text:style-name="Character_5f_20_5f_style"><text:span text:style-name="MT100">×</text:span></text:span><text:span text:style-name="MT101"> 10, 100, 1000</text:span></text:p>
      </style:header-left>
      <style:footer>
        <text:p text:style-name="MP18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2"><draw:g text:anchor-type="paragraph" draw:z-index="337" draw:name="Shape4_15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73">N</text:span><text:span text:style-name="MT102">ombres entiers et décimaux : </text:span><text:span text:style-name="Character_5f_20_5f_style"><text:span text:style-name="MT100">×</text:span></text:span><text:span text:style-name="MT103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1612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339" draw:name="Shape4_16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340" draw:name="Shape4_106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341" draw:name="Shape4_17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345" draw:name="Shape4_10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344" draw:name="Shape4_11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346" draw:name="Shape4_116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2" draw:style-name="Mdp1">
      <style:header>
        <text:p text:style-name="MP68"><draw:line text:anchor-type="paragraph" draw:z-index="350" draw:name="Shape3_22" draw:style-name="Mgr13" draw:text-style-name="MP10" svg:x1="16.575cm" svg:y1="0cm" svg:x2="19.073cm" svg:y2="0cm"><text:p/></draw:line><text:span text:style-name="MT91">Nombres entiers et décimaux : </text:span><text:span text:style-name="MT104">La droite graduée</text:span></text:p>
      </style:header>
      <style:header-left>
        <text:p text:style-name="MP68"><draw:line text:anchor-type="paragraph" draw:z-index="347" draw:name="Shape3_37" draw:style-name="Mgr11" draw:text-style-name="MP10" svg:x1="17.999cm" svg:y1="0.36cm" svg:x2="20.497cm" svg:y2="0.36cm"><text:p/></draw:line><text:span text:style-name="MT91">Nombres entiers et décimaux : </text:span><text:span text:style-name="MT104">La droite graduée</text:span></text:p>
      </style:header-left>
      <style:footer>
        <text:p text:style-name="MP18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"><draw:g text:anchor-type="paragraph" draw:z-index="348" draw:name="Shape4_9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73">N</text:span><text:span text:style-name="MT102">ombres entiers et décimaux : </text:span><text:span text:style-name="MT105">la droite graduée</text:span></text:p></draw:text-box></draw:frame></text:p>
      </style:footer>
      <style:footer-left>
        <text:p text:style-name="MP18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2"><draw:g text:anchor-type="paragraph" draw:z-index="349" draw:name="Shape4_13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73">N</text:span><text:span text:style-name="MT102">ombres entiers et décimaux : </text:span><text:span text:style-name="MT105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248" draw:name="Shape4_66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244" draw:name="Shape4_76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245" draw:name="Shape4_77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2" draw:style-name="Mdp1">
      <style:header>
        <text:p text:style-name="_5f_Header_20_N_20_page_20_impaire_20__28_D_29_"><text:span text:style-name="MT71">Calculer : </text:span><text:span text:style-name="MT106">Priorités opératoires</text:span><text:span text:style-name="MT71"> </text:span></text:p>
      </style:header>
      <style:header-left>
        <text:p text:style-name="_5f_Header_20_N_20_page_20_impaire_20__28_D_29_"><text:span text:style-name="MT71">Calculer : </text:span><text:span text:style-name="MT106">Priorités opératoires</text:span><text:span text:style-name="MT71"> </text:span></text:p>
      </style:header-left>
      <style:footer>
        <text:p text:style-name="MP18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2"><draw:g text:anchor-type="paragraph" draw:z-index="251" draw:name="Shape4_67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73">calculer</text:span><text:span text:style-name="MT74"> : </text:span><text:span text:style-name="MT107">priorités opératoires</text:span></text:p></draw:text-box></draw:frame></text:p>
      </style:footer>
      <style:footer-left>
        <text:p text:style-name="MP18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5"><text:span text:style-name="MT73">calculer</text:span><text:span text:style-name="MT74"> : </text:span><text:span text:style-name="MT107">priorités opératoires</text:span></text:p></draw:text-box></draw:frame><draw:g text:anchor-type="paragraph" draw:z-index="252" draw:name="Shape4_69" draw:style-name="Mgr1"><draw:path draw:style-name="Mgr7" draw:text-style-name="MP22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0" draw:style-name="Mdp1">
      <style:header>
        <text:p text:style-name="_5f_Header_20_D_20_page_20_impaire_20__28_D_29_">Proportionnalité et pourcentage : <text:span text:style-name="MT108">P</text:span>roportionnalité </text:p>
      </style:header>
      <style:header-left>
        <text:p text:style-name="_5f_Header_20_D_20_page_20_paire_20__28_G_29_"><text:span text:style-name="MT52"><text:tab/>Proportionnalité et pourcentage</text:span><text:span text:style-name="MT53"> </text:span>: <text:span text:style-name="MT52">proportionnalité</text:span> </text:p>
      </style:header-left>
      <style:footer>
        <text:p text:style-name="MP18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<draw:g text:anchor-type="paragraph" draw:z-index="227" draw:name="Shape4_73" draw:style-name="Mgr1"><draw:path draw:style-name="Mgr8" draw:text-style-name="MP40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1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2"><draw:g text:anchor-type="paragraph" draw:z-index="223" draw:name="Shape4_88" draw:style-name="Mgr1"><draw:path draw:style-name="Mgr8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3" draw:style-name="Mdp1">
      <style:header>
        <text:p text:style-name="Header"><text:span text:style-name="MT52">Proportionnalité et pourcentages</text:span><text:span text:style-name="MT53"> </text:span>: <text:span text:style-name="MT52">proportionnalité</text:span> </text:p>
        <text:p text:style-name="MP35"/>
      </style:header>
      <style:header-left>
        <text:p text:style-name="Header"><text:span text:style-name="MT52">Proportionnalité et pourcentages</text:span><text:span text:style-name="MT53"> </text:span>: <text:span text:style-name="MT52">proportionnalité</text:span> </text:p>
        <text:p text:style-name="MP35"/>
      </style:header-left>
      <style:footer>
        <text:p text:style-name="MP1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6">Proportionnalité et pourcentages : proportionalité</text:p></draw:text-box></draw:frame><draw:g text:anchor-type="paragraph" draw:z-index="225" draw:name="Shape4_2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7">: </text:p></draw:text-box></draw:frame><draw:g text:anchor-type="paragraph" draw:z-index="226" draw:name="Shape4_25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231" draw:name="Shape4_71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112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229" draw:name="Shape4_104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228" draw:name="Shape4_105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2" draw:style-name="Mdp1">
      <style:header>
        <text:p text:style-name="_5f_Header_20_M_20_page_20_impaire_20__28_D_29_"><draw:line text:anchor-type="paragraph" draw:z-index="234" draw:name="Shape3_4" draw:style-name="Mgr9" draw:text-style-name="MP10" svg:x1="12.104cm" svg:y1="0.392cm" svg:x2="20.497cm" svg:y2="0.36cm"><text:p/></draw:line><text:span text:style-name="MT47">Périmètre</text:span> : <text:span text:style-name="MT109">Coder et calculer</text:span></text:p>
      </style:header>
      <style:header-left>
        <text:p text:style-name="_5f_Header_20_M_20_page_20_impaire_20__28_D_29_"><draw:line text:anchor-type="paragraph" draw:z-index="235" draw:name="Shape3_18" draw:style-name="Mgr9" draw:text-style-name="MP10" svg:x1="12.104cm" svg:y1="0.392cm" svg:x2="20.497cm" svg:y2="0.36cm"><text:p/></draw:line><text:span text:style-name="MT47">Périmètre</text:span> : <text:span text:style-name="MT109">Coder et calculer</text:span></text:p>
      </style:header-left>
      <style:footer>
        <text:p text:style-name="MP18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2"><draw:g text:anchor-type="paragraph" draw:z-index="230" draw:name="Shape4_103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45">Périmètre : </text:span><text:span text:style-name="MT110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3" draw:style-name="Mdp1">
      <style:header>
        <text:p text:style-name="_5f_Header_20_N_20_page_20_impaire_20__28_D_29_"><text:s/><text:span text:style-name="MT25">Conversions d’unités : longueurs</text:span></text:p>
      </style:header>
      <style:header-left>
        <text:p text:style-name="_5f_Header_20_N_20_page_20_impaire_20__28_D_29_"><text:s/><text:span text:style-name="MT25">Conversions d’unités : longueurs</text:span></text:p>
      </style:header-left>
      <style:footer>
        <text:p text:style-name="MP1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2">Conversions d’unités : longueurs</text:span><text:span text:style-name="MT18"> </text:span></text:p></draw:text-box></draw:frame><draw:g text:anchor-type="paragraph" draw:z-index="190" draw:name="Shape4_84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191" draw:name="Shape4_124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192" draw:name="Shape4_125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2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8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2">Conversions d’unités : longueurs</text:p></draw:text-box></draw:frame><draw:g text:anchor-type="paragraph" draw:z-index="194" draw:name="Shape4_127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8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"><draw:g text:anchor-type="paragraph" draw:z-index="195" draw:name="Shape4_133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Conversions d’unités : longueurs</text:p></draw:text-box></draw:frame><draw:g text:anchor-type="paragraph" draw:z-index="193" draw:name="Shape4_177" draw:style-name="Mgr1"><draw:path draw:style-name="Mgr7" draw:text-style-name="MP22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74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75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98" draw:name="Shape4_145" draw:style-name="Mgr1"><draw:path draw:style-name="Mgr7" draw:text-style-name="MP22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2">Conversions d’unités : </text:span><text:span text:style-name="MT111">Volume</text:span><text:span text:style-name="MT18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1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94" draw:name="Shape4_162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95" draw:name="Shape4_163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93" draw:name="Shape4_164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2" draw:style-name="Mdp1">
      <style:header>
        <text:p text:style-name="MP76"><text:span text:style-name="MT15"><text:s text:c="15"/>A</text:span>ires : Aire par comptage</text:p>
      </style:header>
      <style:footer>
        <text:p text:style-name="MP18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"><draw:g text:anchor-type="paragraph" draw:z-index="97" draw:name="Shape4_165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112">Aires</text:span><text:span text:style-name="MT45"> <text:s/>: </text:span><text:span text:style-name="MT112">aire par comptage</text:span></text:p></draw:text-box></draw:frame></text:p>
      </style:footer>
    </style:master-page>
    <style:master-page style:name="_33__5f_2_5f_SERIE_5f_G_5f_GAUCHE_5f_ET_5f_DROITE_5f_2COL" style:display-name="3_2_SERIE_G_GAUCHE_ET_DROITE_2COL" style:page-layout-name="Mpm10" draw:style-name="Mdp1">
      <style:header>
        <text:p text:style-name="MP77"><text:span text:style-name="MT78">Géométrie plane</text:span> : <text:span text:style-name="MT113">D</text:span><text:span text:style-name="MT78">roites, </text:span><text:span text:style-name="MT114">demi-droites </text:span><text:span text:style-name="MT115">&amp; </text:span><text:span text:style-name="MT114">segments</text:span></text:p>
      </style:header>
      <style:footer>
        <text:p text:style-name="MP1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2"><draw:g text:anchor-type="paragraph" draw:z-index="99" draw:name="Shape4_19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16">Géométrie plane : </text:span><text:span text:style-name="MT82">droites, </text:span><text:span text:style-name="MT117">DEMI-droites et segments</text:span></text:p></draw:text-box></draw:frame></text:p>
      </style:footer>
      <style:footer-left>
        <text:p text:style-name="MP1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"><draw:g text:anchor-type="paragraph" draw:z-index="96" draw:name="Shape4_19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82">Géométrie plane : droites, </text:span><text:span text:style-name="MT117">DEMI-droites et segments</text:span></text:p></draw:text-box></draw:frame></text:p>
      </style:footer-left>
    </style:master-page>
    <style:master-page style:name="_33__5f_2_5f_SERIE_5f_G_5f_GAUCHE_5f_ET_5f_DROITE_5f_1COL" style:display-name="3_2_SERIE_G_GAUCHE_ET_DROITE_1COL" style:page-layout-name="Mpm11" draw:style-name="Mdp1">
      <style:header>
        <text:p text:style-name="MP80"><text:span text:style-name="MT118">S</text:span><text:span text:style-name="MT119">olides</text:span> : <text:span text:style-name="MT118">Vocabulaire, nature</text:span></text:p>
      </style:header>
      <style:footer>
        <text:p text:style-name="MP1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Vocabulaire, NatuRE</text:p></draw:text-box></draw:frame><draw:g text:anchor-type="paragraph" draw:z-index="101" draw:name="Shape4_19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Vocabulaire, NatuRE</text:p></draw:text-box></draw:frame><draw:g text:anchor-type="paragraph" draw:z-index="98" draw:name="Shape4_19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M_5f_GAUCHE_5f_ET_5f_DROITE_5f_2COL" style:display-name="3_2_SERIE_M_GAUCHE_ET_DROITE_2COL" style:page-layout-name="Mpm10" draw:style-name="Mdp1">
      <style:header>
        <text:p text:style-name="_5f_Header_20_M_20_page_20_impaire_20__28_D_29_"><text:span text:style-name="MT120">Volumes : </text:span><text:span text:style-name="MT121">Calculs et conversions</text:span></text:p>
      </style:header>
      <style:header-left>
        <text:p text:style-name="_5f_Header_20_M_20_page_20_paire_20__28_G_29_"><text:span text:style-name="MT120">Volumes : </text:span><text:span text:style-name="MT121">Calculs et conversions</text:span></text:p>
      </style:header-left>
      <style:footer>
        <text:list xml:id="list2911058479" text:style-name="_5f_Numérotation_20_des_20_exercices">
          <text:list-item>
            <text:list>
              <text:list-item>
                <text:p text:style-name="MP82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3"><text:s/><text:span text:style-name="MT122">Volumes : </text:span><text:span text:style-name="MT123">Calculs et conversions</text:span> </text:p></draw:text-box></draw:frame><draw:g text:anchor-type="paragraph" draw:z-index="100" draw:name="Shape4_174" draw:style-name="Mgr1"><draw:path draw:style-name="Mgr6" draw:text-style-name="MP19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224313022637757" text:continue-numbering="true" text:style-name="_5f_Numérotation_20_des_20_exercices">
          <text:list-item>
            <text:list>
              <text:list-item>
                <text:p text:style-name="MP82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3"><text:s/><text:span text:style-name="MT122">Volumes : </text:span><text:span text:style-name="MT123">Calculs et conversions</text:span> </text:p></draw:text-box></draw:frame><draw:g text:anchor-type="paragraph" draw:z-index="102" draw:name="Shape4_175" draw:style-name="Mgr1"><draw:path draw:style-name="Mgr6" draw:text-style-name="MP19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M_5f_GAUCHE_5f_ET_5f_DROITE_5f_1COL" style:display-name="3_2_SERIE_M_GAUCHE_ET_DROITE_1COL" style:page-layout-name="Mpm11" draw:style-name="Mdp1">
      <style:header>
        <text:p text:style-name="MP84"><draw:path text:anchor-type="paragraph" draw:z-index="105" draw:name="Shape5_3" draw:style-name="Mgr14" draw:text-style-name="MP85" svg:width="4.329cm" svg:height="2.24cm" svg:x="-1.499cm" svg:y="-1cm" svg:viewBox="0 0 4330 2241" svg:d="M0 2241l3984-288c209-15 363-168 345-342l-170-1611h-4159z"><text:p/></draw:path><draw:frame text:anchor-type="paragraph" draw:z-index="106" draw:name="Shape6_3" draw:style-name="Mgr4" draw:text-style-name="MP11" svg:width="2.703cm" svg:height="0.715cm" draw:transform="rotate (0.0872664625997165) translate (-0.172861111111111cm 0.218722222222222cm)"><draw:text-box><text:p text:style-name="MP10"><text:span text:style-name="MT9">Série 1</text:span></text:p></draw:text-box></draw:frame><draw:line text:anchor-type="paragraph" draw:z-index="107" draw:name="Shape7_6" draw:style-name="Mgr9" draw:text-style-name="MP10" svg:x1="9.042cm" svg:y1="0.36cm" svg:x2="20.461cm" svg:y2="0.36cm"><text:p/></draw:line>T<text:span text:style-name="MT124">itre de la série</text:span></text:p>
      </style:header>
      <style:header-left>
        <text:p text:style-name="MP84"><draw:path text:anchor-type="paragraph" draw:z-index="108" draw:name="Shape5_4" draw:style-name="Mgr14" draw:text-style-name="MP85" svg:width="4.329cm" svg:height="2.24cm" svg:x="-1.499cm" svg:y="-1cm" svg:viewBox="0 0 4330 2241" svg:d="M0 2241l3984-288c209-15 363-168 345-342l-170-1611h-4159z"><text:p/></draw:path><draw:frame text:anchor-type="paragraph" draw:z-index="109" draw:name="Shape6_4" draw:style-name="Mgr4" draw:text-style-name="MP11" svg:width="2.703cm" svg:height="0.715cm" draw:transform="rotate (0.0872664625997165) translate (-0.172861111111111cm 0.218722222222222cm)"><draw:text-box><text:p text:style-name="MP10"><text:span text:style-name="MT9">Série 1</text:span></text:p></draw:text-box></draw:frame><draw:line text:anchor-type="paragraph" draw:z-index="110" draw:name="Shape7_3" draw:style-name="Mgr9" draw:text-style-name="MP10" svg:x1="9.042cm" svg:y1="0.36cm" svg:x2="20.461cm" svg:y2="0.36cm"><text:p/></draw:line>T<text:span text:style-name="MT124">itre de la série</text:span></text:p>
      </style:header-left>
      <style:footer>
        <text:p text:style-name="MP1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"><draw:g text:anchor-type="paragraph" draw:z-index="103" draw:name="Shape8_4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125">Angles</text:span> • <text:span text:style-name="MT125">M1</text:span></text:p></draw:text-box></draw:frame></text:p>
      </style:footer>
    </style:master-page>
    <style:master-page style:name="_32__5f_8_5f_SERIE_5f_M_5f_GAUCHE_5f_ET_5f_DROITE_5f_2COL" style:display-name="2_8_SERIE_M_GAUCHE_ET_DROITE_2COL" style:page-layout-name="Mpm12" draw:style-name="Mdp1">
      <style:header>
        <text:p text:style-name="MP86"><text:span text:style-name="MT15"><text:s text:c="15"/>A</text:span>ires : Aires de disques</text:p>
      </style:header>
      <style:footer>
        <text:p text:style-name="MP18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"><draw:g text:anchor-type="paragraph" draw:z-index="104" draw:name="Shape4_173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Aires de disques</text:p></draw:text-box></draw:frame></text:p>
      </style:footer>
    </style:master-page>
    <style:master-page style:name="_32__5f_8_5f_SERIE_5f_M_5f_GAUCHE_5f_ET_5f_DROITE_5f_1COL" style:display-name="2_8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1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111" draw:name="Shape4_170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112" draw:name="Shape4_171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113" draw:name="Shape4_172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1COL" style:display-name="2_9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1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116" draw:name="Shape4_166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117" draw:name="Shape4_167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114" draw:name="Shape4_168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2" draw:style-name="Mdp1">
      <style:header>
        <text:p text:style-name="MP88"><text:span text:style-name="MT47"><text:s text:c="15"/>A</text:span><text:span text:style-name="MT126">ires : Problèmes d’aires</text:span></text:p>
      </style:header>
      <style:footer>
        <text:p text:style-name="MP18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"><draw:g text:anchor-type="paragraph" draw:z-index="115" draw:name="Shape4_169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9">Aires : Problèmes d’Aires</text:p></draw:text-box></draw:frame></text:p>
      </style:footer>
    </style:master-page>
    <style:master-page style:name="_32__5f_7_5f_SERIE_5f_M_5f_GAUCHE_5f_ET_5f_DROITE_5f_1COL" style:display-name="2_7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1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121" draw:name="Shape4_181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120" draw:name="Shape4_182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118" draw:name="Shape4_183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7_5f_SERIE_5f_M_5f_GAUCHE_5f_ET_5f_DROITE_5f_2COL" style:display-name="2_7_SERIE_M_GAUCHE_ET_DROITE_2COL" style:page-layout-name="Mpm12" draw:style-name="Mdp1">
      <style:header>
        <text:p text:style-name="MP90"><text:span text:style-name="MT15"><text:s text:c="15"/>A</text:span>ires : Aires de triangles</text:p>
      </style:header>
      <style:footer>
        <text:p text:style-name="MP18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"><draw:g text:anchor-type="paragraph" draw:z-index="119" draw:name="Shape4_178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1">Aires : aires de triangles</text:p></draw:text-box></draw:frame></text:p>
      </style:footer>
    </style:master-page>
    <style:master-page style:name="_33__5f_1_5f_SERIE_5f_M_5f_GAUCHE_5f_ET_5f_DROITE_5f_1COL" style:display-name="3_1_SERIE_M_GAUCHE_ET_DROITE_1COL" style:page-layout-name="Mpm11" draw:style-name="Mdp1">
      <style:header>
        <text:p text:style-name="MP84"><draw:line text:anchor-type="paragraph" draw:z-index="123" draw:name="Shape7_8" draw:style-name="Mgr9" draw:text-style-name="MP10" svg:x1="9.042cm" svg:y1="0.36cm" svg:x2="20.461cm" svg:y2="0.36cm"><text:p/></draw:line><draw:path text:anchor-type="paragraph" draw:z-index="124" draw:name="Shape5_1" draw:style-name="Mgr14" draw:text-style-name="MP85" svg:width="4.329cm" svg:height="2.24cm" svg:x="-1.499cm" svg:y="-1cm" svg:viewBox="0 0 4330 2241" svg:d="M0 2241l3984-288c209-15 363-168 345-342l-170-1611h-4159z"><text:p/></draw:path><draw:frame text:anchor-type="paragraph" draw:z-index="125" draw:name="Shape6_2" draw:style-name="Mgr4" draw:text-style-name="MP11" svg:width="2.703cm" svg:height="0.715cm" draw:transform="rotate (0.0872664625997165) translate (-0.172861111111111cm 0.218722222222222cm)"><draw:text-box><text:p text:style-name="MP10"><text:span text:style-name="MT9">Série 1</text:span></text:p></draw:text-box></draw:frame>T<text:span text:style-name="MT124">itre de la série</text:span></text:p>
      </style:header>
      <style:header-left>
        <text:p text:style-name="MP84"><draw:line text:anchor-type="paragraph" draw:z-index="126" draw:name="Shape7_9" draw:style-name="Mgr9" draw:text-style-name="MP10" svg:x1="9.042cm" svg:y1="0.36cm" svg:x2="20.461cm" svg:y2="0.36cm"><text:p/></draw:line><draw:path text:anchor-type="paragraph" draw:z-index="127" draw:name="Shape5_2" draw:style-name="Mgr14" draw:text-style-name="MP85" svg:width="4.329cm" svg:height="2.24cm" svg:x="-1.499cm" svg:y="-1cm" svg:viewBox="0 0 4330 2241" svg:d="M0 2241l3984-288c209-15 363-168 345-342l-170-1611h-4159z"><text:p/></draw:path><draw:frame text:anchor-type="paragraph" draw:z-index="128" draw:name="Shape6_5" draw:style-name="Mgr4" draw:text-style-name="MP11" svg:width="2.703cm" svg:height="0.715cm" draw:transform="rotate (0.0872664625997165) translate (-0.172861111111111cm 0.218722222222222cm)"><draw:text-box><text:p text:style-name="MP10"><text:span text:style-name="MT9">Série 1</text:span></text:p></draw:text-box></draw:frame>T<text:span text:style-name="MT124">itre de la série</text:span></text:p>
      </style:header-left>
      <style:footer>
        <text:p text:style-name="MP1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"><draw:g text:anchor-type="paragraph" draw:z-index="122" draw:name="Shape8_5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125">Angles</text:span> • <text:span text:style-name="MT125">M1</text:span></text:p></draw:text-box></draw:frame></text:p>
      </style:footer>
    </style:master-page>
    <style:master-page style:name="_33__5f_1_5f_SERIE_5f_M_5f_GAUCHE_5f_ET_5f_DROITE_5f_2COL" style:display-name="3_1_SERIE_M_GAUCHE_ET_DROITE_2COL" style:page-layout-name="Mpm10" draw:style-name="Mdp1">
      <style:header>
        <text:p text:style-name="MP92">Volumes : Volumes par comptage</text:p>
      </style:header>
      <style:footer>
        <text:p text:style-name="MP1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"><draw:g text:anchor-type="paragraph" draw:z-index="130" draw:name="Shape4_179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/><text:span text:style-name="MT122">Volumes : Volume par comptage</text:span> </text:p></draw:text-box></draw:frame></text:p>
      </style:footer>
    </style:master-page>
    <style:master-page style:name="_31__5f_1_5f_SERIE_5f_G_5f_GAUCHE_5f_ET_5f_DROITE_5f_1COL" style:display-name="1_1_SERIE_G_GAUCHE_ET_DROITE_1COL" style:page-layout-name="Mpm13" draw:style-name="Mdp1">
      <style:header>
        <text:p text:style-name="MP93"><draw:line text:anchor-type="paragraph" draw:z-index="20" draw:name="Shape3_33" draw:style-name="Mgr3" draw:text-style-name="MP10" svg:x1="15.12cm" svg:y1="0.36cm" svg:x2="20.496cm" svg:y2="0.36cm"><text:p/></draw:line><text:s/><text:span text:style-name="MT127">Angles</text:span> : <text:span text:style-name="MT128">Comprendre la notion d’angle</text:span></text:p>
      </style:header>
      <style:footer>
        <text:p text:style-name="MP1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/text:p>
      </style:footer>
      <style:footer-left>
        <text:p text:style-name="MP1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29">Angles</text:span><text:span text:style-name="MT18"> : </text:span><text:span text:style-name="MT129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2" draw:style-name="Mdp1">
      <style:header>
        <text:p text:style-name="_5f_Header_20_G_20_page_20_impaire_20__28_D_29_"><draw:line text:anchor-type="paragraph" draw:z-index="18" draw:name="Shape3_7" draw:style-name="Mgr3" draw:text-style-name="MP10" svg:x1="15.12cm" svg:y1="0.36cm" svg:x2="20.496cm" svg:y2="0.36cm"><text:p/></draw:line><text:s/><text:span text:style-name="MT130">Angles : </text:span>Angles : <text:span text:style-name="MT128">Comprendre la notion d’angle</text:span></text:p>
      </style:header>
      <style:header-left>
        <text:p text:style-name="MP94"><draw:line text:anchor-type="paragraph" draw:z-index="19" draw:name="Shape3_29" draw:style-name="Mgr3" draw:text-style-name="MP10" svg:x1="15.12cm" svg:y1="0.36cm" svg:x2="20.496cm" svg:y2="0.36cm"><text:p/></draw:line>Angles : <text:span text:style-name="MT128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5"><text:span text:style-name="MT131">Angles : </text:span><text:span text:style-name="MT132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131">Angles : </text:span><text:span text:style-name="MT133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5"><text:span text:style-name="MT131">Angles : </text:span><text:span text:style-name="MT134">Comprendre la notion d’angle</text:span></text:p></draw:text-box></draw:frame></text:h>
      </style:footer-left>
    </style:master-page>
    <style:master-page style:name="_31__5f_2_5f_SERIE_5f_G_5f_GAUCHE_5f_ET_5f_DROITE_5f_1COL" style:display-name="1_2_SERIE_G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1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361" draw:name="Shape4_184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362" draw:name="Shape4_186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359" draw:name="Shape4_185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G_5f_GAUCHE_5f_ET_5f_DROITE_5f_2COL" style:display-name="1_2_SERIE_G_GAUCHE_ET_DROITE_2COL" style:page-layout-name="Mpm12" draw:style-name="Mdp1">
      <style:header>
        <text:p text:style-name="_5f_Header_20_G_20_page_20_impaire_20__28_D_29_"><draw:line text:anchor-type="paragraph" draw:z-index="363" draw:name="Shape3_35" draw:style-name="Mgr3" draw:text-style-name="MP10" svg:x1="11.344cm" svg:y1="0.358cm" svg:x2="20.497cm" svg:y2="0.36cm"><text:p/></draw:line><text:span text:style-name="MT135">Angles </text:span>: Nommer un angle</text:p>
      </style:header>
      <style:footer>
        <text:p text:style-name="MP18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6">Angles : NOMMER UN ANGLE </text:p></draw:text-box></draw:frame></text:p>
      </style:footer>
    </style:master-page>
    <style:master-page style:name="_31__5f_3_5f_SERIE_5f_G_5f_GAUCHE_5f_ET_5f_DROITE_5f_1COL" style:display-name="1_3_SERIE_G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_5f_Header_20_G_20_page_20_paire_20__28_G_29_"><draw:line text:anchor-type="paragraph" draw:z-index="360" draw:name="Shape3_30" draw:style-name="Mgr3" draw:text-style-name="MP10" svg:x1="11.435cm" svg:y1="0.388cm" svg:x2="20.496cm" svg:y2="0.36cm"><text:p/></draw:line><text:span text:style-name="MT136">Angles</text:span> : <text:span text:style-name="MT136">Mesurer un angle</text:span></text:p>
      </style:header-left>
      <style:footer>
        <text:p text:style-name="MP1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356" draw:name="Shape4_176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37">Angles </text:span><text:span text:style-name="MT18">: </text:span><text:span text:style-name="MT137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2" draw:style-name="Mdp1">
      <style:header>
        <text:p text:style-name="_5f_Header_20_G_20_page_20_paire_20__28_G_29_"><draw:line text:anchor-type="paragraph" draw:z-index="357" draw:name="Shape3_31" draw:style-name="Mgr3" draw:text-style-name="MP10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58" draw:name="Shape3_32" draw:style-name="Mgr3" draw:text-style-name="MP10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5"><text:span text:style-name="MT131">Angles : </text:span><text:span text:style-name="MT132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5"><text:span text:style-name="MT131">Angles : </text:span><text:span text:style-name="MT138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5"><text:span text:style-name="MT131">Angles : </text:span><text:span text:style-name="MT132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353" draw:name="Shape4_180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351" draw:name="Shape4_188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352" draw:name="Shape4_187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2" draw:style-name="Mdp1">
      <style:header>
        <text:p text:style-name="_5f_Header_20_G_20_page_20_impaire_20__28_D_29_"><draw:line text:anchor-type="paragraph" draw:z-index="354" draw:name="Shape3_34" draw:style-name="Mgr3" draw:text-style-name="MP10" svg:x1="15.448cm" svg:y1="0.365cm" svg:x2="20.496cm" svg:y2="0.36cm"><text:p/></draw:line><text:span text:style-name="MT139">Angles</text:span><text:span text:style-name="MT140"> : </text:span><text:span text:style-name="MT141">Calculer des mesures d’angle</text:span></text:p>
      </style:header>
      <style:header-left>
        <text:p text:style-name="_5f_Header_20_G_20_page_20_paire_20__28_G_29_"><draw:line text:anchor-type="paragraph" draw:z-index="355" draw:name="Shape3_36" draw:style-name="Mgr3" draw:text-style-name="MP10" svg:x1="15.448cm" svg:y1="0.365cm" svg:x2="20.496cm" svg:y2="0.36cm"><text:p/></draw:line><text:span text:style-name="MT139">Angles : </text:span><text:span text:style-name="MT141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5"><text:span text:style-name="MT131">Angles : </text:span><text:span text:style-name="MT132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5"><text:span text:style-name="MT131">Angles : </text:span><text:span text:style-name="MT142">Calculer des </text:span><text:span text:style-name="MT138">Mesure</text:span><text:span text:style-name="MT142">s</text:span><text:span text:style-name="MT138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5"><text:span text:style-name="MT131">Angles : </text:span><text:span text:style-name="MT143">Calculer des mesures d’angle</text:span></text:p></draw:text-box></draw:frame></text:h>
      </style:footer-left>
    </style:master-page>
    <style:master-page style:name="_32__5f_1_5f_SERIE_5f_G_5f_GAUCHE_5f_ET_5f_DROITE_5f_1COL" style:display-name="2_1_SERIE_G_GAUCHE_ET_DROITE_1COL" style:page-layout-name="Mpm13" draw:style-name="Mdp1">
      <style:header>
        <text:p text:style-name="_5f_Header_20_G_20_page_20_impaire_20__28_D_29_"><text:span text:style-name="MT59">R</text:span>epères du plan : Se repérer</text:p>
      </style:header>
      <style:header-left>
        <text:p text:style-name="_5f_Header_20_G_20_page_20_paire_20__28_G_29_"><text:span text:style-name="MT59">R</text:span>epères du plan : Se repérer</text:p>
      </style:header-left>
      <style:footer>
        <text:p text:style-name="MP1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7">Repères du plan : Se repérer</text:p></draw:text-box></draw:frame><draw:g text:anchor-type="paragraph" draw:z-index="132" draw:name="Shape4_11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7">Repères du plan : se repérer</text:p></draw:text-box></draw:frame><draw:g text:anchor-type="paragraph" draw:z-index="129" draw:name="Shape4_18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2" draw:style-name="Mdp1">
      <style:header>
        <text:p text:style-name="MP41"><text:span text:style-name="MT65">Repères du plan : Se repérer</text:span> </text:p>
      </style:header>
      <style:footer>
        <text:p text:style-name="MP18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"><draw:g text:anchor-type="paragraph" draw:z-index="134" draw:name="Shape4_19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9">R</text:span>epères du plan : se repérer</text:p></draw:text-box></draw:frame></text:p>
      </style:footer>
      <style:footer-left>
        <text:p text:style-name="MP1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"><draw:g text:anchor-type="paragraph" draw:z-index="131" draw:name="Shape4_19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9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3" draw:style-name="Mdp1">
      <style:header>
        <text:p text:style-name="_5f_Header_20_G_20_page_20_impaire_20__28_D_29_"><text:span text:style-name="MT144">R</text:span><text:span text:style-name="MT145">epères du plan : Se </text:span><text:span text:style-name="MT146">déplacer</text:span></text:p>
      </style:header>
      <style:footer>
        <text:p text:style-name="MP1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8">Repères du plan : Se </text:span><text:span text:style-name="MT147">déplacer</text:span></text:p></draw:text-box></draw:frame><draw:g text:anchor-type="paragraph" draw:z-index="136" draw:name="Shape4_192" draw:style-name="Mgr1"><draw:path draw:style-name="Mgr2" draw:text-style-name="MP3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1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8">Repères du plan : se </text:span><text:span text:style-name="MT147">déplacer</text:span></text:p></draw:text-box></draw:frame><draw:g text:anchor-type="paragraph" draw:z-index="133" draw:name="Shape4_193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2" draw:style-name="Mdp1">
      <style:header>
        <text:p text:style-name="MP41"><text:span text:style-name="MT65">Repères du plan : Se repérer</text:span> </text:p>
      </style:header>
      <style:footer>
        <text:p text:style-name="MP18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"><draw:g text:anchor-type="paragraph" draw:z-index="138" draw:name="Shape4_19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9">R</text:span>epères du plan : se repérer</text:p></draw:text-box></draw:frame></text:p>
      </style:footer>
      <style:footer-left>
        <text:p text:style-name="MP1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"><draw:g text:anchor-type="paragraph" draw:z-index="135" draw:name="Shape4_19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9">R</text:span>epères du plan : se repérer</text:p></draw:text-box></draw:frame></text:p>
      </style:footer-left>
    </style:master-page>
    <style:master-page style:name="_33__5f_1_5f_SERIE_5f_G_5f_GAUCHE_5f_ET_5f_DROITE_5f_1COL" style:display-name="3_1_SERIE_G_GAUCHE_ET_DROITE_1COL" style:page-layout-name="Mpm11" draw:style-name="Mdp1">
      <style:header>
        <text:p text:style-name="MP80"><text:span text:style-name="MT118">S</text:span><text:span text:style-name="MT119">olides</text:span> : <text:span text:style-name="MT118">Vocabulaire, nature</text:span></text:p>
      </style:header>
      <style:footer>
        <text:p text:style-name="MP1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Vocabulaire, NatuRE</text:p></draw:text-box></draw:frame><draw:g text:anchor-type="paragraph" draw:z-index="140" draw:name="Shape4_20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Vocabulaire, NatuRE</text:p></draw:text-box></draw:frame><draw:g text:anchor-type="paragraph" draw:z-index="137" draw:name="Shape4_201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0" draw:style-name="Mdp1">
      <style:header>
        <text:p text:style-name="_5f_Header_20_G_20_page_20_paire_20__28_G_29_"><text:span text:style-name="MT78">Géométrie plane</text:span> : <text:span text:style-name="MT78">Points, droites </text:span><text:span text:style-name="MT148">et cercles</text:span></text:p>
      </style:header>
      <style:footer>
        <text:p text:style-name="MP1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2"><draw:g text:anchor-type="paragraph" draw:z-index="142" draw:name="Shape4_20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Géométrie plane : points, droites <text:span text:style-name="MT149">et cercles</text:span></text:p></draw:text-box></draw:frame></text:p>
      </style:footer>
      <style:footer-left>
        <text:p text:style-name="MP1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2"><draw:g text:anchor-type="paragraph" draw:z-index="139" draw:name="Shape4_20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Géométrie plane : points, droites <text:span text:style-name="MT149">et cercles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1" draw:style-name="Mdp1">
      <style:header>
        <text:p text:style-name="MP80"><text:span text:style-name="MT118">S</text:span><text:span text:style-name="MT119">olides</text:span> : <text:span text:style-name="MT118">Vocabulaire, nature</text:span></text:p>
      </style:header>
      <style:footer>
        <text:p text:style-name="MP1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Vocabulaire, NatuRE</text:p></draw:text-box></draw:frame><draw:g text:anchor-type="paragraph" draw:z-index="144" draw:name="Shape4_14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Vocabulaire, NatuRE</text:p></draw:text-box></draw:frame><draw:g text:anchor-type="paragraph" draw:z-index="141" draw:name="Shape4_15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0" draw:style-name="Mdp1">
      <style:header>
        <text:p text:style-name="_5f_Header_20_G_20_page_20_impaire_20__28_D_29_"><text:span text:style-name="MT78">Géométrie plane</text:span> : <text:span text:style-name="MT150">Milieu, alignement, </text:span><text:span text:style-name="MT151">appartenance</text:span></text:p>
      </style:header>
      <style:footer>
        <text:p text:style-name="MP18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2"><draw:g text:anchor-type="paragraph" draw:z-index="146" draw:name="Shape4_15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16">Géométrie plane : </text:span><text:span text:style-name="MT152">milieu, Alignement, </text:span><text:span text:style-name="MT153">APPARTENANCE</text:span></text:p></draw:text-box></draw:frame></text:p>
      </style:footer>
      <style:footer-left>
        <text:p text:style-name="MP1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2"><draw:g text:anchor-type="paragraph" draw:z-index="143" draw:name="Shape4_15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82">Géométrie plane : </text:span><text:span text:style-name="MT152">milieu, alignement, </text:span><text:span text:style-name="MT153">APPARTENANCE</text:span></text:p></draw:text-box></draw:frame></text:p>
      </style:footer-left>
    </style:master-page>
    <style:master-page style:name="_33__5f_4_5f_SERIE_5f_G_5f_GAUCHE_5f_ET_5f_DROITE_5f_1COL" style:display-name="3_4_SERIE_G_GAUCHE_ET_DROITE_1COL" style:page-layout-name="Mpm13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1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148" draw:name="Shape4_20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145" draw:name="Shape4_15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2" draw:style-name="Mdp1">
      <style:header>
        <text:p text:style-name="_5f_Header_20_G_20_page_20_impaire_20__28_D_29_"><text:span text:style-name="MT78">Géométrie plane</text:span> : <text:span text:style-name="MT79">P</text:span><text:span text:style-name="MT80">arallèles, perpendiculaires,<text:line-break/> </text:span><text:span text:style-name="MT81">distances</text:span></text:p>
      </style:header>
      <style:footer>
        <text:p text:style-name="MP18"><draw:frame draw:style-name="Mfr1" draw:name="Frame209" text:anchor-type="paragraph" svg:y="-0.06cm" draw:z-index="0"><draw:text-box fo:min-height="0.499cm" fo:min-width="7.096cm"><draw:frame draw:style-name="Mfr2" draw:name="Frame21011" text:anchor-type="frame" svg:x="0.45cm" svg:y="0.079cm" svg:width="0.817cm" draw:z-index="0"><draw:text-box fo:min-height="0.355cm"><text:p text:style-name="MP2"><draw:g text:anchor-type="paragraph" draw:z-index="150" draw:name="Shape4_20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6">Géométrie plane : </text:span><text:span text:style-name="MT83">Parallèles, perpendiculaires, </text:span><text:span text:style-name="MT84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9"><text:span text:style-name="MT82">Géométrie plane : </text:span><text:span text:style-name="MT83">parallèles, perpendiculaires, </text:span><text:span text:style-name="MT84">distances</text:span></text:p></draw:text-box></draw:frame><draw:g text:anchor-type="paragraph" draw:z-index="147" draw:name="Shape4_206" draw:style-name="Mgr1"><draw:path draw:style-name="Mgr2" draw:text-style-name="MP3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4__5f_2_5f_SERIE_5f_G_5f_GAUCHE_5f_ET_5f_DROITE_5f_1COL" style:display-name="4_2_SERIE_G_GAUCHE_ET_DROITE_1COL" style:page-layout-name="Mpm13" draw:style-name="Mdp1">
      <style:header>
        <text:p text:style-name="MP102"><text:span text:style-name="MT155">Géométrie plane</text:span><text:span text:style-name="MT156"> : </text:span><text:span text:style-name="MT157">Vocabulaire</text:span></text:p>
      </style:header>
      <style:header-left>
        <text:p text:style-name="MP102"><text:span text:style-name="MT155">Géométrie plane</text:span><text:span text:style-name="MT156"> : </text:span><text:span text:style-name="MT157">Vocabulaire</text:span></text:p>
      </style:header-left>
      <style:footer>
        <text:p text:style-name="MP1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82">Géométrie plane : </text:span><text:span text:style-name="MT158">vocabulaire</text:span></text:p></draw:text-box></draw:frame><draw:g text:anchor-type="paragraph" draw:z-index="152" draw:name="Shape4_20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82">Géométrie plane : </text:span><text:span text:style-name="MT158">vocabulaire</text:span></text:p></draw:text-box></draw:frame><draw:g text:anchor-type="paragraph" draw:z-index="149" draw:name="Shape4_21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2" draw:style-name="Mdp1">
      <style:header>
        <text:p text:style-name="_5f_Header_20_G_20_page_20_impaire_20__28_D_29_"><text:span text:style-name="MT78">Géométrie plane, </text:span><text:span text:style-name="MT159">partie 1</text:span> : <text:span text:style-name="MT160">coder</text:span></text:p>
      </style:header>
      <style:footer>
        <text:p text:style-name="MP18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8"><text:span text:style-name="MT116">Géométrie plane, </text:span><text:span text:style-name="MT161">partie 1</text:span><text:span text:style-name="MT116"> : </text:span><text:span text:style-name="MT162">coder</text:span></text:p></draw:text-box></draw:frame><draw:g text:anchor-type="paragraph" draw:z-index="154" draw:name="Shape4_211" draw:style-name="Mgr1"><draw:path draw:style-name="Mgr2" draw:text-style-name="MP3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9"><text:span text:style-name="MT82">Géométrie plane, </text:span><text:span text:style-name="MT161">partie 1</text:span><text:span text:style-name="MT82"> : </text:span><text:span text:style-name="MT162">coder</text:span></text:p></draw:text-box></draw:frame><draw:g text:anchor-type="paragraph" draw:z-index="151" draw:name="Shape4_212" draw:style-name="Mgr1"><draw:path draw:style-name="Mgr2" draw:text-style-name="MP3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1COL" style:display-name="4_3_SERIE_G_GAUCHE_ET_DROITE_1COL" style:page-layout-name="Mpm13" draw:style-name="Mdp1">
      <style:header>
        <text:p text:style-name="MP102"><text:span text:style-name="MT155">Géométrie plane</text:span><text:span text:style-name="MT156"> : </text:span><text:span text:style-name="MT157">Vocabulaire</text:span></text:p>
      </style:header>
      <style:footer>
        <text:p text:style-name="MP1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82">Géométrie plane : </text:span><text:span text:style-name="MT158">vocabulaire</text:span></text:p></draw:text-box></draw:frame><draw:g text:anchor-type="paragraph" draw:z-index="155" draw:name="Shape4_21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82">Géométrie plane : </text:span><text:span text:style-name="MT158">vocabulaire</text:span></text:p></draw:text-box></draw:frame><draw:g text:anchor-type="paragraph" draw:z-index="153" draw:name="Shape4_21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2" draw:style-name="Mdp1">
      <style:header>
        <text:p text:style-name="_5f_Header_20_G_20_page_20_impaire_20__28_D_29_"><text:span text:style-name="MT78">Géométrie plane, </text:span><text:span text:style-name="MT159">partie 1</text:span> : <text:span text:style-name="MT163">Assembler et décomposer</text:span></text:p>
      </style:header>
      <style:footer>
        <text:p text:style-name="MP18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8"><text:span text:style-name="MT116">Géométrie plane, </text:span><text:span text:style-name="MT161">partie 1</text:span><text:span text:style-name="MT116"> : </text:span><text:span text:style-name="MT164">assembler et décomposer</text:span></text:p></draw:text-box></draw:frame><draw:g text:anchor-type="paragraph" draw:z-index="157" draw:name="Shape4_216" draw:style-name="Mgr1"><draw:path draw:style-name="Mgr2" draw:text-style-name="MP3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2"><draw:g text:anchor-type="paragraph" draw:z-index="158" draw:name="Shape4_21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82">Géométrie plane, </text:span><text:span text:style-name="MT161">partie 1</text:span><text:span text:style-name="MT82"> : </text:span><text:span text:style-name="MT164">assembler et décomposer</text:span></text:p></draw:text-box></draw:frame></text:p>
      </style:footer-left>
    </style:master-page>
    <style:master-page style:name="_32__5f_6_5f_SERIE_5f_G_5f_GAUCHE_5f_ET_5f_DROITE_5f_2COL" style:display-name="2_6_SERIE_G_GAUCHE_ET_DROITE_2COL" style:page-layout-name="Mpm12" draw:style-name="Mdp1">
      <style:header>
        <text:p text:style-name="MP103"><draw:line text:anchor-type="paragraph" draw:z-index="287" draw:name="Shape3_39" draw:style-name="Mgr11" draw:text-style-name="MP10" svg:x1="10.308cm" svg:y1="0.388cm" svg:x2="20.496cm" svg:y2="0.36cm"><text:p/></draw:line><draw:path text:anchor-type="paragraph" draw:z-index="288" draw:name="Shape1_12" draw:style-name="Mgr10" draw:text-style-name="MP52" svg:width="4.329cm" svg:height="2.238cm" svg:x="-1.5cm" svg:y="-1.001cm" svg:viewBox="0 0 4330 2239" svg:d="M0 2239l3984-288c209-15 363-167 345-342l-170-1609h-4159z"><text:p/></draw:path><text:span text:style-name="MT90">Fractions</text:span><text:span text:style-name="MT91"> : </text:span><text:span text:style-name="MT92">Problèmes</text:span><text:span text:style-name="MT91"> </text:span></text:p>
      </style:header>
      <style:footer>
        <text:p text:style-name="MP18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2"><draw:g text:anchor-type="paragraph" draw:z-index="280" draw:name="Shape4_258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93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1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256" draw:name="Shape4_85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257" draw:name="Shape4_260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254" draw:name="Shape4_87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6__5f_1_5f_SERIE_5f_G_5f_GAUCHE_5f_ET_5f_DROITE_5f_2COL" style:display-name="6_1_SERIE_G_GAUCHE_ET_DROITE_2COL" style:page-layout-name="Mpm10" draw:style-name="Mdp1">
      <style:header>
        <text:p text:style-name="_5f_Header_20_G_20_page_20_impaire_20__28_D_29_"><text:span text:style-name="MT165">S</text:span>olides : <text:span text:style-name="MT165">Vocabulaire, nature</text:span></text:p>
      </style:header>
      <style:header-left>
        <text:p text:style-name="_5f_Header_20_G_20_page_20_impaire_20__28_D_29_"><text:span text:style-name="MT165">S</text:span>olides : <text:span text:style-name="MT165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2"><draw:g text:anchor-type="paragraph" draw:z-index="61" draw:name="Shape4_25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solides : Vocabulaire, NatuRE</text:p></draw:text-box></draw:frame></text:h>
      </style:footer>
      <style:footer-left>
        <text:p text:style-name="MP1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4">solides : Vocabulaire, NatuRE</text:p></draw:text-box></draw:frame><draw:g text:anchor-type="paragraph" draw:z-index="62" draw:name="Shape4_256" draw:style-name="Mgr1"><draw:path draw:style-name="Mgr2" draw:text-style-name="MP3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1" draw:style-name="Mdp1">
      <style:header>
        <text:p text:style-name="MP80"><text:span text:style-name="MT118">S</text:span><text:span text:style-name="MT119">olides</text:span> : <text:span text:style-name="MT118">Vocabulaire, nature</text:span></text:p>
      </style:header>
      <style:header-left>
        <text:p text:style-name="MP80"><text:span text:style-name="MT118">S</text:span><text:span text:style-name="MT119">olides</text:span> : <text:span text:style-name="MT118">Vocabulaire, nature</text:span></text:p>
      </style:header-left>
      <style:footer>
        <text:p text:style-name="MP1"><draw:frame draw:style-name="Mfr1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Vocabulaire, NatuRE</text:p></draw:text-box></draw:frame><draw:g text:anchor-type="paragraph" draw:z-index="59" draw:name="Shape4_22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Vocabulaire, NatuRE</text:p></draw:text-box></draw:frame><draw:g text:anchor-type="paragraph" draw:z-index="60" draw:name="Shape4_25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0" draw:style-name="Mdp1">
      <style:header>
        <text:p text:style-name="_5f_Header_20_G_20_page_20_impaire_20__28_D_29_"><text:span text:style-name="MT165">S</text:span>olides : <text:span text:style-name="MT166">Perspective cavalière</text:span></text:p>
      </style:header>
      <style:header-left>
        <text:p text:style-name="_5f_Header_20_G_20_page_20_impaire_20__28_D_29_"><text:span text:style-name="MT165">S</text:span>olides : <text:span text:style-name="MT166">Perspective cavalière</text:span></text:p>
      </style:header-left>
      <style:footer>
        <text:p text:style-name="MP1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2"><draw:g text:anchor-type="paragraph" draw:z-index="57" draw:name="Shape4_22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68">perspective cavalière</text:span></text:h></draw:text-box></draw:frame></text:p>
      </style:footer>
      <style:footer-left>
        <text:p text:style-name="MP1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2"><draw:g text:anchor-type="paragraph" draw:z-index="58" draw:name="Shape4_25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67">solides : </text:span><text:span text:style-name="MT168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1" draw:style-name="Mdp1">
      <style:header>
        <text:p text:style-name="_5f_Header_20_G_20_page_20_impaire_20__28_D_29_"><text:span text:style-name="MT118">Solides : </text:span><text:span text:style-name="MT169">Patrons</text:span></text:p>
      </style:header>
      <style:header-left>
        <text:p text:style-name="_5f_Header_20_G_20_page_20_paire_20__28_G_29_"><text:span text:style-name="MT118">Solides : </text:span><text:span text:style-name="MT169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<text:span text:style-name="MT170">patrons</text:span></text:p></draw:text-box></draw:frame><draw:g text:anchor-type="paragraph" draw:z-index="55" draw:name="Shape4_22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1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paire_20__28_G_29_" text:outline-level="1">solides : <text:span text:style-name="MT170">patrons</text:span></text:h></draw:text-box></draw:frame><draw:g text:anchor-type="paragraph" draw:z-index="56" draw:name="Shape4_252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0" draw:style-name="Mdp1">
      <style:header>
        <text:p text:style-name="_5f_Header_20_G_20_page_20_impaire_20__28_D_29_"><text:span text:style-name="MT165">S</text:span>olides : <text:span text:style-name="MT171">Patrons</text:span></text:p>
      </style:header>
      <style:header-left>
        <text:p text:style-name="_5f_Header_20_G_20_page_20_impaire_20__28_D_29_"><text:span text:style-name="MT165">S</text:span>olides : <text:span text:style-name="MT171">Patrons</text:span></text:p>
      </style:header-left>
      <style:footer>
        <text:p text:style-name="MP1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2"><draw:g text:anchor-type="paragraph" draw:z-index="53" draw:name="Shape4_22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72">Patrons</text:span></text:h></draw:text-box></draw:frame></text:p>
      </style:footer>
      <style:footer-left>
        <text:p text:style-name="MP1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2"><draw:g text:anchor-type="paragraph" draw:z-index="54" draw:name="Shape4_25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67">solides : </text:span><text:span text:style-name="MT172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1" draw:style-name="Mdp1">
      <style:header>
        <text:p text:style-name="_5f_Header_20_G_20_page_20_impaire_20__28_D_29_"><text:span text:style-name="MT118">S</text:span><text:span text:style-name="MT119">olides</text:span> : <text:span text:style-name="MT118">Vocabulaire, nature</text:span></text:p>
      </style:header>
      <style:header-left>
        <text:p text:style-name="_5f_Header_20_G_20_page_20_impaire_20__28_D_29_"><text:span text:style-name="MT118">S</text:span><text:span text:style-name="MT119">olides</text:span> : <text:span text:style-name="MT118">Vocabulaire, nature</text:span></text:p>
      </style:header-left>
      <style:footer>
        <text:p text:style-name="MP1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Vocabulaire, NatuRE</text:p></draw:text-box></draw:frame><draw:g text:anchor-type="paragraph" draw:z-index="51" draw:name="Shape4_24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Vocabulaire, NatuRE</text:p></draw:text-box></draw:frame><draw:g text:anchor-type="paragraph" draw:z-index="52" draw:name="Shape4_25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3" draw:style-name="Mdp1">
      <style:header>
        <text:p text:style-name="MP105"><text:span text:style-name="MT173">Géométrie plane</text:span><text:span text:style-name="MT118"> : </text:span><text:span text:style-name="MT174">Parallèles, perpendiculaires,<text:line-break/> </text:span><text:span text:style-name="MT175">distances</text:span></text:p>
      </style:header>
      <style:footer>
        <text:p text:style-name="MP1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49" draw:name="Shape4_24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50" draw:name="Shape4_248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2" draw:style-name="Mdp1">
      <style:header>
        <text:p text:style-name="_5f_Header_20_G_20_page_20_impaire_20__28_D_29_"><text:span text:style-name="MT176">Symétrie axiale</text:span><text:span text:style-name="MT81"> : </text:span><text:span text:style-name="MT177">Reconnaissance et axes</text:span></text:p>
      </style:header>
      <style:footer>
        <text:p text:style-name="MP18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2"><draw:g text:anchor-type="paragraph" draw:z-index="47" draw:name="Shape4_24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9">S</text:span>ymétrie axiale : reconnaissance et axes</text:h></draw:text-box></draw:frame></text:p>
      </style:footer>
      <style:footer-left>
        <text:p text:style-name="MP1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2"><draw:g text:anchor-type="paragraph" draw:z-index="48" draw:name="Shape4_246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82">Géométrie plane : </text:span><text:span text:style-name="MT83">parallèles, perpendiculaires, </text:span><text:span text:style-name="MT84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3" draw:style-name="Mdp1">
      <style:header>
        <text:p text:style-name="MP105"><text:span text:style-name="MT173">Géométrie plane</text:span><text:span text:style-name="MT118"> : </text:span><text:span text:style-name="MT174">Parallèles, perpendiculaires,<text:line-break/> </text:span><text:span text:style-name="MT175">distances</text:span></text:p>
      </style:header>
      <style:footer>
        <text:p text:style-name="MP1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45" draw:name="Shape4_24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46" draw:name="Shape4_24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2" draw:style-name="Mdp1">
      <style:header>
        <text:p text:style-name="_5f_Header_20_G_20_page_20_impaire_20__28_D_29_"><text:span text:style-name="MT176">Symétrie axiale</text:span><text:span text:style-name="MT81"> : </text:span><text:span text:style-name="MT176">Médiatrice d’un segment</text:span></text:p>
      </style:header>
      <style:footer>
        <text:p text:style-name="MP18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2"><draw:g text:anchor-type="paragraph" draw:z-index="43" draw:name="Shape4_24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6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1"><draw:frame draw:style-name="Mfr1" draw:name="Frame11121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2"><draw:g text:anchor-type="paragraph" draw:z-index="44" draw:name="Shape4_24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16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3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1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41" draw:name="Shape4_22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7">Symétrie axiale : constructions</text:p></draw:text-box></draw:frame><draw:g text:anchor-type="paragraph" draw:z-index="42" draw:name="Shape4_24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2" draw:style-name="Mdp1">
      <style:header>
        <text:p text:style-name="_5f_Header_20_G_20_page_20_impaire_20__28_D_29_"><text:span text:style-name="MT59">S</text:span><text:span text:style-name="MT81">ymétrie axiale : Constructions</text:span></text:p>
      </style:header>
      <style:footer>
        <text:p text:style-name="MP18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"><draw:g text:anchor-type="paragraph" draw:z-index="39" draw:name="Shape4_23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59">S</text:span>ymétrie axiale : Constructions</text:h></draw:text-box></draw:frame></text:p>
      </style:footer>
      <style:footer-left>
        <text:p text:style-name="MP1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2"><draw:g text:anchor-type="paragraph" draw:z-index="40" draw:name="Shape4_23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82">Géométrie plane : </text:span><text:span text:style-name="MT83">parallèles, perpendiculaires, </text:span><text:span text:style-name="MT84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3" draw:style-name="Mdp1">
      <style:header>
        <text:p text:style-name="MP105"><text:span text:style-name="MT173">Géométrie plane</text:span><text:span text:style-name="MT118"> : </text:span><text:span text:style-name="MT174">Parallèles, perpendiculaires,<text:line-break/> </text:span><text:span text:style-name="MT175">distances</text:span></text:p>
      </style:header>
      <style:header-left>
        <text:p text:style-name="MP105"><text:span text:style-name="MT173">Géométrie plane</text:span><text:span text:style-name="MT118"> : </text:span><text:span text:style-name="MT174">Parallèles, perpendiculaires,<text:line-break/> </text:span><text:span text:style-name="MT175">distances</text:span></text:p>
      </style:header-left>
      <style:footer>
        <text:p text:style-name="MP1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37" draw:name="Shape4_23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38" draw:name="Shape4_23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2" draw:style-name="Mdp1">
      <style:header>
        <text:p text:style-name="_5f_Header_20_G_20_page_20_impaire_20__28_D_29_"><text:span text:style-name="MT180">Symétrie axiale</text:span><text:span text:style-name="MT81"> : </text:span><text:span text:style-name="MT181">Axes de symétrie de figures</text:span></text:p>
      </style:header>
      <style:header-left>
        <text:p text:style-name="MP109"><text:span text:style-name="MT180">Symétrie axiale</text:span><text:span text:style-name="MT81"> : </text:span><text:span text:style-name="MT181">Axes de symétrie de figures</text:span></text:p>
      </style:header-left>
      <style:footer>
        <text:p text:style-name="MP18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2"><draw:g text:anchor-type="paragraph" draw:z-index="35" draw:name="Shape4_23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59">S</text:span>ymétrie axiale : axes de symétrie de figures</text:p></draw:text-box></draw:frame></text:p>
      </style:footer>
      <style:footer-left>
        <text:p text:style-name="MP1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2"><draw:g text:anchor-type="paragraph" draw:z-index="36" draw:name="Shape4_23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82">Géométrie plane : </text:span><text:span text:style-name="MT83">parallèles, perpendiculaires, </text:span><text:span text:style-name="MT84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3" draw:style-name="Mdp1">
      <style:header>
        <text:p text:style-name="MP105"><text:span text:style-name="MT173">Géométrie plane</text:span><text:span text:style-name="MT118"> : </text:span><text:span text:style-name="MT174">Parallèles, perpendiculaires,<text:line-break/> </text:span><text:span text:style-name="MT175">distances</text:span></text:p>
      </style:header>
      <style:footer>
        <text:p text:style-name="MP1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33" draw:name="Shape4_23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34" draw:name="Shape4_233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2" draw:style-name="Mdp1">
      <style:header>
        <text:p text:style-name="_5f_Header_20_G_20_page_20_impaire_20__28_D_29_"><text:span text:style-name="MT59">S</text:span>ymétrie : Propriétés</text:p>
      </style:header>
      <style:footer>
        <text:p text:style-name="MP18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2"><draw:g text:anchor-type="paragraph" draw:z-index="31" draw:name="Shape4_23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59">S</text:span>ymétrie axiale : propriétés</text:p></draw:text-box></draw:frame></text:p>
      </style:footer>
      <style:footer-left>
        <text:p text:style-name="MP1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"><draw:g text:anchor-type="paragraph" draw:z-index="32" draw:name="Shape4_23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82">Géométrie plane : </text:span><text:span text:style-name="MT83">parallèles, perpendiculaires, </text:span><text:span text:style-name="MT84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3" draw:style-name="Mdp1">
      <style:header>
        <text:p text:style-name="MP105"><text:span text:style-name="MT173">Géométrie plane</text:span><text:span text:style-name="MT118"> : </text:span><text:span text:style-name="MT174">Parallèles, perpendiculaires,<text:line-break/> </text:span><text:span text:style-name="MT175">distances</text:span></text:p>
      </style:header>
      <style:footer>
        <text:p text:style-name="MP1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29" draw:name="Shape4_22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30" draw:name="Shape4_22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2" draw:style-name="Mdp1">
      <style:header>
        <text:p text:style-name="MP112"><text:span text:style-name="MT59">S</text:span>ymétrie axiale : pour aller plus loin</text:p>
      </style:header>
      <style:footer>
        <text:p text:style-name="MP18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2"><draw:g text:anchor-type="paragraph" draw:z-index="27" draw:name="Shape4_4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59">S</text:span>ymétrie axiale : pour aller plus loin</text:p></draw:text-box></draw:frame></text:p>
      </style:footer>
      <style:footer-left>
        <text:p text:style-name="MP1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2"><draw:g text:anchor-type="paragraph" draw:z-index="28" draw:name="Shape4_22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82">Géométrie plane : </text:span><text:span text:style-name="MT83">parallèles, perpendiculaires, </text:span><text:span text:style-name="MT84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2" draw:style-name="Mdp1">
      <style:header>
        <text:p text:style-name="_5f_Header_20_P_20_page_20_paire_20__28_G_29_"><draw:line text:anchor-type="char" draw:z-index="21" draw:name="Shape3_1" draw:style-name="Mgr15" draw:text-style-name="MP10" svg:x1="10.893cm" svg:y1="0.403cm" svg:x2="20.503cm" svg:y2="0.327cm"><text:p/></draw:line><draw:path text:anchor-type="char" draw:z-index="22" draw:name="Shape1_2" draw:style-name="Mgr16" draw:text-style-name="MP114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25" draw:name="Shape1_9" draw:style-name="Mgr16" draw:text-style-name="MP114" svg:width="4.329cm" svg:height="2.24cm" svg:x="-1.499cm" svg:y="-0.991cm" svg:viewBox="0 0 4330 2241" svg:d="M0 2241l3984-288c209-15 363-168 345-342l-170-1611h-4159z"><text:p/></draw:path>Résoudre des problèmes<draw:line text:anchor-type="char" draw:z-index="24" draw:name="Shape3_38" draw:style-name="Mgr15" draw:text-style-name="MP10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2"><draw:g text:anchor-type="paragraph" draw:z-index="23" draw:name="Shape4_56" draw:style-name="Mgr1"><draw:path draw:style-name="Mgr17" draw:text-style-name="MP1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70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3">Résoudre des problèmes</text:p></draw:text-box></draw:frame><draw:g text:anchor-type="paragraph" draw:z-index="26" draw:name="Shape4_264" draw:style-name="Mgr1"><draw:path draw:style-name="Mgr17" draw:text-style-name="MP115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1T17:31:31.518464917</meta:creation-date>
    <dc:title>lycee_v3</dc:title>
    <meta:editing-duration>PT5H33M53S</meta:editing-duration>
    <meta:editing-cycles>57</meta:editing-cycles>
    <meta:generator>LibreOffice/7.1.1.2$Windows_X86_64 LibreOffice_project/fe0b08f4af1bacafe4c7ecc87ce55bb426164676</meta:generator>
    <dc:date>2021-07-14T22:43:09.436000000</dc:date>
    <meta:document-statistic meta:table-count="0" meta:image-count="0" meta:object-count="1" meta:page-count="4" meta:paragraph-count="799" meta:word-count="3245" meta:character-count="21099" meta:non-whitespace-character-count="18284"/>
    <meta:template xlink:type="simple" xlink:actuate="onRequest" xlink:title="lycee_v3" xlink:href="../../fichiers%20définitifs/Modele_cahier.ott" meta:date="2021-07-09T13:45:32.011278978"/>
  </office:meta>
</office:document-meta>
</file>

<file path=Object 1/content.xml><?xml version="1.0" encoding="utf-8"?>
<math xmlns="http://www.w3.org/1998/Math/MathML" display="block">
  <semantics>
    <mover accent="true">
      <mtext>APX</mtext>
      <mo stretchy="true">^</mo>
    </mover>
    <annotation encoding="StarMath 5.0">widehat{ "APX" }</annotation>
  </semantics>
</math>
</file>